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httpssites.google.comviewculvercityphotoboothrentalshome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11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ttpssites.google.comviewculvercityphotoboothrentalshom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culvercityphotoboothrentals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780.58pt" draw:caption-point-x="1776.98pt" draw:caption-point-y="-5780.3pt">
              <dc:date>2024-07-26T00:00:00</dc:date>
              <text:p text:style-name="P1">link https://sites.google.com/view/photobooth-rental-culver-city/video-booth-rentals-culver-city</text:p>
              <text:p text:style-name="P1"><text:tab/>-Erin Edwards</text:p>
              <text:p text:style-name="P1">----</text:p>
              <text:p text:style-name="P1">document view https://docs.google.com/document/d/1EqRr4vXwaIBB9zLiaqVfudv2KW59saVuv9EQ1km3HQg/view</text:p>
              <text:p text:style-name="P1"/>
              <text:p text:style-name="P1"><text:s/>document https://docs.google.com/document/d/148ix1-IQPkSBxt5bN59DeuHbXocEjGGwIgBiuOD-fUw/edit?usp=sharing</text:p>
              <text:p text:style-name="P1"/>
              <text:p text:style-name="P1"><text:s/>document pub https://docs.google.com/document/d/148ix1-IQPkSBxt5bN59DeuHbXocEjGGwIgBiuOD-fUw/pub</text:p>
              <text:p text:style-name="P1"/>
              <text:p text:style-name="P1"><text:s/>document view https://docs.google.com/document/d/148ix1-IQPkSBxt5bN59DeuHbXocEjGGwIgBiuOD-fUw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HvY2X4RacB8zwpsmBD4tTWCy6YwF1CEP6cNKeswIis8/edit?usp=sharing</text:p>
              <text:p text:style-name="P1"/>
              <text:p text:style-name="P1"><text:s/>document pub https://docs.google.com/document/d/1HvY2X4RacB8zwpsmBD4tTWCy6YwF1CEP6cNKeswIis8/pub</text:p>
              <text:p text:style-name="P1"/>
              <text:p text:style-name="P1"><text:s/>document view https://docs.google.com/document/d/1HvY2X4RacB8zwpsmBD4tTWCy6YwF1CEP6cNKeswIis8/view</text:p>
              <text:p text:style-name="P1"/>
              <text:p text:style-name="P1"><text:s/>document https://docs.google.com/document/d/15h711DTRsLgYrfmPQM2Grd5d9AYppH4_rsEzXy3COYQ/edit?usp=sharing</text:p>
              <text:p text:style-name="P1"/>
              <text:p text:style-name="P1"><text:s/>document pub https://docs.google.com/document/d/15h711DTRsLgYrfmPQM2Grd5d9AYppH4_rsEzXy3COYQ/pub</text:p>
              <text:p text:style-name="P1"/>
              <text:p text:style-name="P1"><text:s/>document view https://docs.google.com/document/d/15h711DTRsLgYrfmPQM2Grd5d9AYppH4_rsEzXy3COYQ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><text:tab/>-Erin Edwards</text:p>
              <text:p text:style-name="P1">----</text:p>
              <text:p text:style-name="P1"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BuQUsEJCIv_IOGBgo8D-0znymvUaRnSN2Y1MwHjqPJ0/edit?usp=sharing</text:p>
              <text:p text:style-name="P1"/>
              <text:p text:style-name="P1"><text:s/>document pub https://docs.google.com/document/d/1BuQUsEJCIv_IOGBgo8D-0znymvUaRnSN2Y1MwHjqPJ0/pub</text:p>
              <text:p text:style-name="P1"/>
              <text:p text:style-name="P1"><text:s/>document view https://docs.google.com/document/d/1BuQUsEJCIv_IOGBgo8D-0znymvUaRnSN2Y1MwHjqPJ0/view</text:p>
              <text:p text:style-name="P1"/>
              <text:p text:style-name="P1"><text:s/>document https://docs.google.com/document/d/1eNM2zA7do-smPw32JPu-mFPfBhB50CmTtKtTRjkY55M/edit?usp=sharing</text:p>
              <text:p text:style-name="P1"/>
              <text:p text:style-name="P1"><text:s/>document pub https://docs.google.com/document/d/1eNM2zA7do-smPw32JPu-mFPfBhB50CmTtKtTRjkY55M/pub</text:p>
              <text:p text:style-name="P1"/>
              <text:p text:style-name="P1"><text:s/>document view https://docs.google.com/document/d/1eNM2zA7do-smPw32JPu-mFPfBhB50CmTtKtTRjkY55M/view</text:p>
              <text:p text:style-name="P1"/>
              <text:p text:style-name="P1"><text:s/>document https://docs.google.com/document/d/1t_iTT8b0sBilXSBSHhumCO2kyANOmUFxX4LWSA8Y1NU/edit?usp=sharing</text:p>
              <text:p text:style-name="P1"/>
              <text:p text:style-name="P1"><text:s/>document pub https://docs.google.com/document/d/1t_iTT8b0sBilXSBSHhumCO2kyANOmUFxX4LWSA8Y1NU/pub</text:p>
              <text:p text:style-name="P1"/>
              <text:p text:style-name="P1"><text:s/>document view https://docs.google.com/document/d/1t_iTT8b0sBilXSBSHhumCO2kyANOmUFxX4LWSA8Y1NU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AgM6H6QvN_vSsgWrvfif7PAGHAgsocWxMX2WSNIuuaA/edit?usp=sharing</text:p>
              <text:p text:style-name="P1"/>
              <text:p text:style-name="P1"><text:s/>document pub https://docs.google.com/document/d/1AgM6H6QvN_vSsgWrvfif7PAGHAgsocWxMX2WSNIuuaA/pub</text:p>
              <text:p text:style-name="P1"/>
              <text:p text:style-name="P1"><text:s/>document view https://docs.google.com/document/d/1AgM6H6QvN_vSsgWrvfif7PAGHAgsocWxMX2WSNIuuaA/view</text:p>
              <text:p text:style-name="P1"/>
              <text:p text:style-name="P1"><text:s/>document https://docs.google.com/document/d/1EqRr4vXwaIBB9zLiaqVfudv2KW59saVuv9EQ1km3HQg/edit?usp=sharing</text:p>
              <text:p text:style-name="P1"/>
              <text:p text:style-name="P1"><text:s/>document pub https://docs.google.com/document/d/1EqRr4vXwaIBB9zLiaqVfudv2KW59saVuv9EQ1km3HQg/pub</text:p>
              <text:p text:style-name="P1"><text:tab/>-Erin Edwards</text:p>
              <text:p text:style-name="P1">----</text:p>
              <text:p text:style-name="P1">document view https://docs.google.com/document/d/1DirtBx2JcZ858CUWja-g9owsRVsdINkC5SLzuWo2mbY/view</text:p>
              <text:p text:style-name="P1"/>
              <text:p text:style-name="P1"><text:s/>document https://docs.google.com/document/d/1WHUCYwwDaff1L6hPlR80qZ-o8hDBCvGw6iFxroCOMmQ/edit?usp=sharing</text:p>
              <text:p text:style-name="P1"/>
              <text:p text:style-name="P1"><text:s/>document pub https://docs.google.com/document/d/1WHUCYwwDaff1L6hPlR80qZ-o8hDBCvGw6iFxroCOMmQ/pub</text:p>
              <text:p text:style-name="P1"/>
              <text:p text:style-name="P1"><text:s/>document view https://docs.google.com/document/d/1WHUCYwwDaff1L6hPlR80qZ-o8hDBCvGw6iFxroCOMmQ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P9rYB6bPMVPdIWXvFXPIyH1nJCjRZNVx0q5WSB3B11s/edit?usp=sharing</text:p>
              <text:p text:style-name="P1"/>
              <text:p text:style-name="P1"><text:s/>document pub https://docs.google.com/document/d/1P9rYB6bPMVPdIWXvFXPIyH1nJCjRZNVx0q5WSB3B11s/pub</text:p>
              <text:p text:style-name="P1"/>
              <text:p text:style-name="P1"><text:s/>document view https://docs.google.com/document/d/1P9rYB6bPMVPdIWXvFXPIyH1nJCjRZNVx0q5WSB3B11s/view</text:p>
              <text:p text:style-name="P1"/>
              <text:p text:style-name="P1"><text:s/>document https://docs.google.com/document/d/1DvY5x-_-HqTs7jvAbLIBDx40kwEVVhIW9KkFe_8ZxbY/edit?usp=sharing</text:p>
              <text:p text:style-name="P1"/>
              <text:p text:style-name="P1"><text:s/>document pub https://docs.google.com/document/d/1DvY5x-_-HqTs7jvAbLIBDx40kwEVVhIW9KkFe_8ZxbY/pub</text:p>
              <text:p text:style-name="P1"/>
              <text:p text:style-name="P1"><text:s/>document view https://docs.google.com/document/d/1DvY5x-_-HqTs7jvAbLIBDx40kwEVVhIW9KkFe_8ZxbY/view</text:p>
              <text:p text:style-name="P1"/>
              <text:p text:style-name="P1"><text:s/>document https://docs.google.com/document/d/1yFHF5_1owMRvxQ6ZJJokz2YXpr9wK2U6MQbEc8rmK5g/edit?usp=sharing</text:p>
              <text:p text:style-name="P1"/>
              <text:p text:style-name="P1"><text:s/>document pub https://docs.google.com/document/d/1yFHF5_1owMRvxQ6ZJJokz2YXpr9wK2U6MQbEc8rmK5g/pub</text:p>
              <text:p text:style-name="P1"/>
              <text:p text:style-name="P1"><text:s/>document view https://docs.google.com/document/d/1yFHF5_1owMRvxQ6ZJJokz2YXpr9wK2U6MQbEc8rmK5g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8OkVhOppEEULsRSwldgpSSJU-XQUtrIQ3fNEpenCCyo/edit?usp=sharing</text:p>
              <text:p text:style-name="P1"/>
              <text:p text:style-name="P1"><text:s/>document pub https://docs.google.com/document/d/18OkVhOppEEULsRSwldgpSSJU-XQUtrIQ3fNEpenCCyo/pub</text:p>
              <text:p text:style-name="P1"/>
              <text:p text:style-name="P1"><text:s/>document view https://docs.google.com/document/d/18OkVhOppEEULsRSwldgpSSJU-XQUtrIQ3fNEpenCCyo/view</text:p>
              <text:p text:style-name="P1"/>
              <text:p text:style-name="P1"><text:s/>document https://docs.google.com/document/d/1L9X8978ErV7hdmwNGxBYt1NG4liCPzY_PGTJW_79csk/edit?usp=sharing</text:p>
              <text:p text:style-name="P1"/>
              <text:p text:style-name="P1"><text:s/>document pub https://docs.google.com/document/d/1L9X8978ErV7hdmwNGxBYt1NG4liCPzY_PGTJW_79csk/pub</text:p>
              <text:p text:style-name="P1"/>
              <text:p text:style-name="P1"><text:s/>document view https://docs.google.com/document/d/1L9X8978ErV7hdmwNGxBYt1NG4liCPzY_PGTJW_79csk/view</text:p>
              <text:p text:style-name="P1"/>
              <text:p text:style-name="P1"><text:s/>document https://docs.google.com/document/d/178EfmD4_BU1nEwWzKHvmOCH1farhPcCQKehOudqUiWg/edit?usp=sharing</text:p>
              <text:p text:style-name="P1"/>
              <text:p text:style-name="P1"><text:s/>document pub https://docs.google.com/document/d/178EfmD4_BU1nEwWzKHvmOCH1farhPcCQKehOudqUiWg/pub</text:p>
              <text:p text:style-name="P1"/>
              <text:p text:style-name="P1"><text:s/>document view https://docs.google.com/document/d/178EfmD4_BU1nEwWzKHvmOCH1farhPcCQKehOudqUiWg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link https://sites.google.com/view/photobooth-rental-culver-city/video-booth-rentals-culver-city</text:p>
              <text:p text:style-name="P1"/>
              <text:p text:style-name="P1"><text:s/>document https://docs.google.com/document/d/1CRR8zhoI5tphQliOeMwxFTxHuSlO27CTozeQfbG5ecc/edit?usp=sharing</text:p>
              <text:p text:style-name="P1"/>
              <text:p text:style-name="P1"><text:s/>document pub https://docs.google.com/document/d/1CRR8zhoI5tphQliOeMwxFTxHuSlO27CTozeQfbG5ecc/pub</text:p>
              <text:p text:style-name="P1"/>
              <text:p text:style-name="P1"><text:s/>document view https://docs.google.com/document/d/1CRR8zhoI5tphQliOeMwxFTxHuSlO27CTozeQfbG5ecc/view</text:p>
              <text:p text:style-name="P1"/>
              <text:p text:style-name="P1"><text:s/>document https://docs.google.com/document/d/1DirtBx2JcZ858CUWja-g9owsRVsdINkC5SLzuWo2mbY/edit?usp=sharing</text:p>
              <text:p text:style-name="P1"/>
              <text:p text:style-name="P1"><text:s/>document pub https://docs.google.com/document/d/1DirtBx2JcZ858CUWja-g9owsRVsdINkC5SLzuWo2mbY/pub</text:p>
              <text:p text:style-name="P1"><text:tab/>-Erin Edwards</text:p>
              <text:p text:style-name="P1">----</text:p>
              <text:p text:style-name="P1">sheet https://docs.google.com/spreadsheets/d/18HC_P_4U5pQ5KGbXpTftMQki57_ssAeLWRaqRBVPERI/edit#gid=0</text:p>
              <text:p text:style-name="P1"/>
              <text:p text:style-name="P1"><text:s/>sheet https://docs.google.com/spreadsheets/d/18HC_P_4U5pQ5KGbXpTftMQki57_ssAeLWRaqRBVPERI/edit#gid=1027668917</text:p>
              <text:p text:style-name="P1"/>
              <text:p text:style-name="P1"><text:s/>sheet https://docs.google.com/spreadsheets/d/18HC_P_4U5pQ5KGbXpTftMQki57_ssAeLWRaqRBVPERI/edit#gid=1334135737</text:p>
              <text:p text:style-name="P1"/>
              <text:p text:style-name="P1"><text:s/>sheet https://docs.google.com/spreadsheets/d/18HC_P_4U5pQ5KGbXpTftMQki57_ssAeLWRaqRBVPERI/edit#gid=731664695</text:p>
              <text:p text:style-name="P1"/>
              <text:p text:style-name="P1"><text:s/>sheet https://docs.google.com/spreadsheets/d/18HC_P_4U5pQ5KGbXpTftMQki57_ssAeLWRaqRBVPERI/edit#gid=602576525</text:p>
              <text:p text:style-name="P1"/>
              <text:p text:style-name="P1"><text:s/>folder HTML https://drive.google.com/drive/folders/1x7ryu2KKXaBizsCTvLTPWgdWKaz_VVbl?usp=sharing</text:p>
              <text:p text:style-name="P1"/>
              <text:p text:style-name="P1"><text:s/>HTML https://drive.google.com/file/d/11UindL03IovAnMVgO-i10bFNNVyD4wLH/view?usp=sharing</text:p>
              <text:p text:style-name="P1"/>
              <text:p text:style-name="P1"><text:s/>folder Microsoft Files https://drive.google.com/drive/folders/1WuV_evfXaTijmwbegJrGheW5b-wBx3_q?usp=sharing</text:p>
              <text:p text:style-name="P1"/>
              <text:p text:style-name="P1"><text:s/>document https://docs.google.com/document/d/1q9vHL_hlA1ODQ9J211hHhbgW4l2v7tGXQZjK-h1ocwQ/edit?usp=sharing</text:p>
              <text:p text:style-name="P1"/>
              <text:p text:style-name="P1"><text:s/>document pub https://docs.google.com/document/d/1q9vHL_hlA1ODQ9J211hHhbgW4l2v7tGXQZjK-h1ocwQ/pub</text:p>
              <text:p text:style-name="P1"/>
              <text:p text:style-name="P1"><text:s/>document view https://docs.google.com/document/d/1q9vHL_hlA1ODQ9J211hHhbgW4l2v7tGXQZjK-h1ocwQ/view</text:p>
              <text:p text:style-name="P1"/>
              <text:p text:style-name="P1"><text:s/>document https://docs.google.com/document/d/1iadgw0xGfOUKuXZZA0dyAPGDQ9Gn2lHDBQV-FxU6rqA/edit?usp=sharing</text:p>
              <text:p text:style-name="P1"/>
              <text:p text:style-name="P1"><text:s/>document pub https://docs.google.com/document/d/1iadgw0xGfOUKuXZZA0dyAPGDQ9Gn2lHDBQV-FxU6rqA/pub</text:p>
              <text:p text:style-name="P1"/>
              <text:p text:style-name="P1"><text:s/>document view https://docs.google.com/document/d/1iadgw0xGfOUKuXZZA0dyAPGDQ9Gn2lHDBQV-FxU6rqA/view</text:p>
              <text:p text:style-name="P1"/>
              <text:p text:style-name="P1"><text:s/>document https://docs.google.com/document/d/1YScbezTWHdcPMfl9yyy-ONDJIHcLqmn2N8UrROfyETc/edit?usp=sharing</text:p>
              <text:p text:style-name="P1"/>
              <text:p text:style-name="P1"><text:s/>document pub https://docs.google.com/document/d/1YScbezTWHdcPMfl9yyy-ONDJIHcLqmn2N8UrROfyETc/pub</text:p>
              <text:p text:style-name="P1"/>
              <text:p text:style-name="P1"><text:s/>document view https://docs.google.com/document/d/1YScbezTWHdcPMfl9yyy-ONDJIHcLqmn2N8UrROfyETc/view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Calendar - All Day Event https://www.google.com/calendar/event?eid=bjluaTFydjJrbGFkNjBybGVnb2ozdHIybzQ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dWplaG1sdjg2cjc0YTRyZWp2c2RwMjQ2MmM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czR1ZzRuMXVybzFwaGh2NTlyMzJkOGFzbWM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aGl2ZWdmYmRncm1iZDhkMnFpYWgxcTZhNms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ZDY0OW45c2NlcjVrZWNnY2w4bDV0dmFxcGM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ZjI5dGhtNDhrM3J1ZGk5anJ2MWJ0NHY0dXM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cHRjczM5bDBsNnVwbmx1MWk4bHE5dmV0a2c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ZWt0MmNvb3JocGRqZDR1M3NybWhjOHBlZnMgNzM4MTU2YTg4YmMzZTI0YzRiNWYwNmExMjAxMzhkNjk2M2UxZTc1ZWNlOWI1ZWQ1ZDIyODE3MTIxM2Q1NzFlNkBncm91cC5jYWxlbmRhci5nb29nbGUuY29t</text:p>
              <text:p text:style-name="P1"/>
              <text:p text:style-name="P1"><text:s/>Calendar - All Day Event </text:p>
              <text:p text:style-name="P1"/>
              <text:p text:style-name="P1"><text:s/>video https://youtu.be/qmTd78qYxDw</text:p>
              <text:p text:style-name="P1"/>
              <text:p text:style-name="P1"><text:s/>video https://youtu.be/zp4waK2lX_4</text:p>
              <text:p text:style-name="P1"/>
              <text:p text:style-name="P1"><text:s/>video https://youtu.be/2-zmmguG0gY</text:p>
              <text:p text:style-name="P1"/>
              <text:p text:style-name="P1"><text:s/>video https://youtu.be/ZE24djUV0Jk</text:p>
              <text:p text:style-name="P1"/>
              <text:p text:style-name="P1"><text:s/>video https://youtu.be/3AjCF0_H6pI</text:p>
              <text:p text:style-name="P1"><text:tab/>-Erin Edwards</text:p>
              <text:p text:style-name="P1">----</text:p>
              <text:p text:style-name="P1">document view https://docs.google.com/document/d/17dJwlmhkg_ABtY3f8ZLavp-AYrzacsc3lcYIP29a8Lo/view</text:p>
              <text:p text:style-name="P1"/>
              <text:p text:style-name="P1"><text:s/>presentation https://docs.google.com/presentation/d/1OpbekSkLT8yVTEttwzlzM_9opdByxj5jMYe1euRkEa4/edit?usp=sharing</text:p>
              <text:p text:style-name="P1"/>
              <text:p text:style-name="P1"><text:s/>presentation pub https://docs.google.com/presentation/d/1OpbekSkLT8yVTEttwzlzM_9opdByxj5jMYe1euRkEa4/pub?start=true&amp;loop=true&amp;delayms=3000</text:p>
              <text:p text:style-name="P1"/>
              <text:p text:style-name="P1"><text:s/>presentation view https://docs.google.com/presentation/d/1OpbekSkLT8yVTEttwzlzM_9opdByxj5jMYe1euRkEa4/view</text:p>
              <text:p text:style-name="P1"/>
              <text:p text:style-name="P1"><text:s/>presentation html https://docs.google.com/presentation/d/1OpbekSkLT8yVTEttwzlzM_9opdByxj5jMYe1euRkEa4/htmlpresent</text:p>
              <text:p text:style-name="P1"/>
              <text:p text:style-name="P1"><text:s/>calendar https://calendar.google.com/calendar/embed?src=738156a88bc3e24c4b5f06a120138d6963e1e75ece9b5ed5d228171213d571e6@group.calendar.google.com</text:p>
              <text:p text:style-name="P1"/>
              <text:p text:style-name="P1"><text:s/>Calendar - All Day Event https://www.google.com/calendar/event?eid=MjBpbDJ2MDg5bTlmMzVuMmV0ZmwwanFrams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dHEyaHR0bTJtMHVyODZyZ3R1cDNjcGNjcjA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ZXNxdHEycXI0NG9udnZ1OGNlcGhnYjgyaDQ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OWd0OG5kNXRhbDlxcHA2MDQ2bnVtOHJhajAgNzM4MTU2YTg4YmMzZTI0YzRiNWYwNmExMjAxMzhkNjk2M2UxZTc1ZWNlOWI1ZWQ1ZDIyODE3MTIxM2Q1NzFlNkBncm91cC5jYWxlbmRhci5nb29nbGUuY29t</text:p>
              <text:p text:style-name="P1"/>
              <text:p text:style-name="P1"><text:s/>Calendar - All Day Event https://www.google.com/calendar/event?eid=aDJ2aDdzNThsOXE3OGUwZ3FhcmFzMG5mNWsgNzM4MTU2YTg4YmMzZTI0YzRiNWYwNmExMjAxMzhkNjk2M2UxZTc1ZWNlOWI1ZWQ1ZDIyODE3MTIxM2Q1NzFlN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Selfie GIF booth rental Culver City</text:p>
              <text:p text:style-name="P1"/>
              <text:p text:style-name="P1"><text:s/>folder top https://drive.google.com/drive/folders/1iEsP1DpEnVT1w3yUaRhcfZc-MUXCvQAC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rDOuf_n9ZXlAFS55wqOEAtcpkCvBqsxT?usp=sharing</text:p>
              <text:p text:style-name="P1"/>
              <text:p text:style-name="P1"><text:s/>folder photos https://drive.google.com/drive/folders/1h8m5LqxUgAlz2EuGmHuJENmhu6kkKDcf?usp=sharing</text:p>
              <text:p text:style-name="P1"/>
              <text:p text:style-name="P1"><text:s/>folder pdfs https://drive.google.com/drive/folders/10B2LtBAwKfLoSSYMRQomqFHvJbwhp8UD?usp=sharing</text:p>
              <text:p text:style-name="P1"/>
              <text:p text:style-name="P1"><text:s/>folder slides https://drive.google.com/drive/folders/1WzdrXM6_LaPT8d8JFiZ6hNaRofyr7k6P?usp=sharing</text:p>
              <text:p text:style-name="P1"/>
              <text:p text:style-name="P1"><text:s/>photo https://drive.google.com/file/d/1ZsU5gDDZBaLVQnbQ7aDJiFTAiNn7ni7B/view?usp=sharing</text:p>
              <text:p text:style-name="P1"/>
              <text:p text:style-name="P1"><text:s/>photo https://drive.google.com/file/d/1lD4Fq0UM5F8aM0p0X3azpyM8a8-S2WPc/view?usp=sharing</text:p>
              <text:p text:style-name="P1"/>
              <text:p text:style-name="P1"><text:s/>photo https://drive.google.com/file/d/1nSiESju7gYC9IDzzn3otk4RkM8967uXE/view?usp=sharing</text:p>
              <text:p text:style-name="P1"/>
              <text:p text:style-name="P1"><text:s/>spreadsheet https://docs.google.com/spreadsheets/d/18HC_P_4U5pQ5KGbXpTftMQki57_ssAeLWRaqRBVPERI/edit?usp=sharing</text:p>
              <text:p text:style-name="P1"/>
              <text:p text:style-name="P1"><text:s/>spreadsheet key https://docs.google.com/spreadsheet/pub?key=18HC_P_4U5pQ5KGbXpTftMQki57_ssAeLWRaqRBVPERI</text:p>
              <text:p text:style-name="P1"/>
              <text:p text:style-name="P1"><text:s/>spreadsheet pubhtml https://docs.google.com/spreadsheets/d/18HC_P_4U5pQ5KGbXpTftMQki57_ssAeLWRaqRBVPERI/pubhtml</text:p>
              <text:p text:style-name="P1"/>
              <text:p text:style-name="P1"><text:s/>spreadsheet pub https://docs.google.com/spreadsheets/d/18HC_P_4U5pQ5KGbXpTftMQki57_ssAeLWRaqRBVPERI/pub</text:p>
              <text:p text:style-name="P1"/>
              <text:p text:style-name="P1"><text:s/>spreadsheet view https://docs.google.com/spreadsheets/d/18HC_P_4U5pQ5KGbXpTftMQki57_ssAeLWRaqRBVPERI/view</text:p>
              <text:p text:style-name="P1"/>
              <text:p text:style-name="P1"><text:s/>form https://docs.google.com/forms/d/1NfJV5cjspecPolSCchzJ3ic9xgF788d0Ivanx_QlWc4/edit?usp=sharing</text:p>
              <text:p text:style-name="P1"/>
              <text:p text:style-name="P1"><text:s/>drawing https://docs.google.com/drawings/d/19y3koJB8ZKTgHjYlxxEBbe3aaBX_WQ70mYxyfJTxrvE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culvercityphotoboothrentals</text:p>
              <text:p text:style-name="P1"/>
              <text:p text:style-name="P1"><text:s/>document https://docs.google.com/document/d/17dJwlmhkg_ABtY3f8ZLavp-AYrzacsc3lcYIP29a8Lo/edit?usp=sharing</text:p>
              <text:p text:style-name="P1"/>
              <text:p text:style-name="P1"><text:s/>document pub https://docs.google.com/document/d/17dJwlmhkg_ABtY3f8ZLavp-AYrzacsc3lcYIP29a8Lo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Selfie GIF booth rental Culver City&quot;; image(&quot;https://api.qrserver.com/v1/create-qr-code/?size=150x150&amp;data=Selfie GIF booth rental Culver City&quot;;1))" office:value-type="string" office:string-value="" calcext:value-type="error">
            <text:p>#NAME?</text:p>
          </table:table-cell>
          <table:table-cell table:style-name="ce2" office:value-type="string" calcext:value-type="string">
            <text:p>Selfie GIF booth rental Culver City</text:p>
          </table:table-cell>
          <table:table-cell table:style-name="ce4" table:formula="of:=HYPERLINK(&quot;Selfie GIF booth rental Culver 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rive.google.com/drive/folders/1iEsP1DpEnVT1w3yUaRhcfZc-MUXCvQAC?usp=sharing&quot;; image(&quot;https://api.qrserver.com/v1/create-qr-code/?size=150x150&amp;data=https://drive.google.com/drive/folders/1iEsP1DpEnVT1w3yUaRhcfZc-MUXCvQAC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drive/folders/1iEsP1DpEnVT1w3yUaRhcfZc-MUXCvQAC?usp=sharing" xlink:type="simple">https://drive.google.com/drive/folders/1iEsP1DpEnVT1w3yUaRhcfZc-MUXCvQAC?usp=sharing</text:a></text:p>
          </table:table-cell>
          <table:table-cell table:style-name="ce4" table:formula="of:=HYPERLINK(&quot;https://drive.google.com/drive/folders/1iEsP1DpEnVT1w3yUaRhcfZc-MUXCvQAC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news.google.com/rss/search?q=videobooth&quot;; image(&quot;https://api.qrserver.com/v1/create-qr-code/?size=150x150&amp;data=https://news.google.com/rss/search?q=videobooth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news.google.com/rss/search?q=videobooth" xlink:type="simple">https://news.google.com/rss/search?q=videobooth</text:a></text:p>
          </table:table-cell>
          <table:table-cell table:style-name="ce4" table:formula="of:=HYPERLINK(&quot;https://news.google.com/rss/search?q=videobooth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https://sites.google.com/view/culvercityphotoboothrentals/home Articles</text:p>
          </table:table-cell>
          <table:table-cell table:style-name="ce4" table:formula="of:=HYPERLINK(&quot;https://drive.google.com/drive/folders/1rDOuf_n9ZXlAFS55wqOEAtcpkCvBqsxT?usp=sharing&quot;; image(&quot;https://api.qrserver.com/v1/create-qr-code/?size=150x150&amp;data=https://drive.google.com/drive/folders/1rDOuf_n9ZXlAFS55wqOEAtcpkCvBqsx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drive/folders/1rDOuf_n9ZXlAFS55wqOEAtcpkCvBqsxT?usp=sharing" xlink:type="simple">https://drive.google.com/drive/folders/1rDOuf_n9ZXlAFS55wqOEAtcpkCvBqsxT?usp=sharing</text:a></text:p>
          </table:table-cell>
          <table:table-cell table:style-name="ce4" table:formula="of:=HYPERLINK(&quot;https://drive.google.com/drive/folders/1rDOuf_n9ZXlAFS55wqOEAtcpkCvBqsxT?usp=sharing&quot;;&quot;https://sites.google.com/view/culvercityphotoboothrentals/home Articles&quot;)" office:value-type="string" office:string-value="https://sites.google.com/view/culvercityphotoboothrentals/home Articles" calcext:value-type="string">
            <text:p>https://sites.google.com/view/culvercityphotoboothrentals/home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https://sites.google.com/view/culvercityphotoboothrentals/home Photos</text:p>
          </table:table-cell>
          <table:table-cell table:style-name="ce4" table:formula="of:=HYPERLINK(&quot;https://drive.google.com/drive/folders/1h8m5LqxUgAlz2EuGmHuJENmhu6kkKDcf?usp=sharing&quot;; image(&quot;https://api.qrserver.com/v1/create-qr-code/?size=150x150&amp;data=https://drive.google.com/drive/folders/1h8m5LqxUgAlz2EuGmHuJENmhu6kkKDcf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drive/folders/1h8m5LqxUgAlz2EuGmHuJENmhu6kkKDcf?usp=sharing" xlink:type="simple">https://drive.google.com/drive/folders/1h8m5LqxUgAlz2EuGmHuJENmhu6kkKDcf?usp=sharing</text:a></text:p>
          </table:table-cell>
          <table:table-cell table:style-name="ce4" table:formula="of:=HYPERLINK(&quot;https://drive.google.com/drive/folders/1h8m5LqxUgAlz2EuGmHuJENmhu6kkKDcf?usp=sharing&quot;;&quot;https://sites.google.com/view/culvercityphotoboothrentals/home Photos&quot;)" office:value-type="string" office:string-value="https://sites.google.com/view/culvercityphotoboothrentals/home Photos" calcext:value-type="string">
            <text:p>https://sites.google.com/view/culvercityphotoboothrentals/home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https://sites.google.com/view/culvercityphotoboothrentals/home PDFs</text:p>
          </table:table-cell>
          <table:table-cell table:style-name="ce4" table:formula="of:=HYPERLINK(&quot;https://drive.google.com/drive/folders/10B2LtBAwKfLoSSYMRQomqFHvJbwhp8UD?usp=sharing&quot;; image(&quot;https://api.qrserver.com/v1/create-qr-code/?size=150x150&amp;data=https://drive.google.com/drive/folders/10B2LtBAwKfLoSSYMRQomqFHvJbwhp8UD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drive/folders/10B2LtBAwKfLoSSYMRQomqFHvJbwhp8UD?usp=sharing" xlink:type="simple">https://drive.google.com/drive/folders/10B2LtBAwKfLoSSYMRQomqFHvJbwhp8UD?usp=sharing</text:a></text:p>
          </table:table-cell>
          <table:table-cell table:style-name="ce4" table:formula="of:=HYPERLINK(&quot;https://drive.google.com/drive/folders/10B2LtBAwKfLoSSYMRQomqFHvJbwhp8UD?usp=sharing&quot;;&quot;https://sites.google.com/view/culvercityphotoboothrentals/home PDFs&quot;)" office:value-type="string" office:string-value="https://sites.google.com/view/culvercityphotoboothrentals/home PDFs" calcext:value-type="string">
            <text:p>https://sites.google.com/view/culvercityphotoboothrentals/home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https://sites.google.com/view/culvercityphotoboothrentals/home Slides</text:p>
          </table:table-cell>
          <table:table-cell table:style-name="ce4" table:formula="of:=HYPERLINK(&quot;https://drive.google.com/drive/folders/1WzdrXM6_LaPT8d8JFiZ6hNaRofyr7k6P?usp=sharing&quot;; image(&quot;https://api.qrserver.com/v1/create-qr-code/?size=150x150&amp;data=https://drive.google.com/drive/folders/1WzdrXM6_LaPT8d8JFiZ6hNaRofyr7k6P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drive/folders/1WzdrXM6_LaPT8d8JFiZ6hNaRofyr7k6P?usp=sharing" xlink:type="simple">https://drive.google.com/drive/folders/1WzdrXM6_LaPT8d8JFiZ6hNaRofyr7k6P?usp=sharing</text:a></text:p>
          </table:table-cell>
          <table:table-cell table:style-name="ce4" table:formula="of:=HYPERLINK(&quot;https://drive.google.com/drive/folders/1WzdrXM6_LaPT8d8JFiZ6hNaRofyr7k6P?usp=sharing&quot;;&quot;https://sites.google.com/view/culvercityphotoboothrentals/home Slides&quot;)" office:value-type="string" office:string-value="https://sites.google.com/view/culvercityphotoboothrentals/home Slides" calcext:value-type="string">
            <text:p>https://sites.google.com/view/culvercityphotoboothrentals/home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rive.google.com/file/d/1ZsU5gDDZBaLVQnbQ7aDJiFTAiNn7ni7B/view?usp=sharing&quot;; image(&quot;https://api.qrserver.com/v1/create-qr-code/?size=150x150&amp;data=https://drive.google.com/file/d/1ZsU5gDDZBaLVQnbQ7aDJiFTAiNn7ni7B/view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file/d/1ZsU5gDDZBaLVQnbQ7aDJiFTAiNn7ni7B/view?usp=sharing" xlink:type="simple">https://drive.google.com/file/d/1ZsU5gDDZBaLVQnbQ7aDJiFTAiNn7ni7B/view?usp=sharing</text:a></text:p>
          </table:table-cell>
          <table:table-cell table:style-name="ce4" table:formula="of:=HYPERLINK(&quot;https://drive.google.com/file/d/1ZsU5gDDZBaLVQnbQ7aDJiFTAiNn7ni7B/view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rive.google.com/file/d/1lD4Fq0UM5F8aM0p0X3azpyM8a8-S2WPc/view?usp=sharing&quot;; image(&quot;https://api.qrserver.com/v1/create-qr-code/?size=150x150&amp;data=https://drive.google.com/file/d/1lD4Fq0UM5F8aM0p0X3azpyM8a8-S2WPc/view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file/d/1lD4Fq0UM5F8aM0p0X3azpyM8a8-S2WPc/view?usp=sharing" xlink:type="simple">https://drive.google.com/file/d/1lD4Fq0UM5F8aM0p0X3azpyM8a8-S2WPc/view?usp=sharing</text:a></text:p>
          </table:table-cell>
          <table:table-cell table:style-name="ce4" table:formula="of:=HYPERLINK(&quot;https://drive.google.com/file/d/1lD4Fq0UM5F8aM0p0X3azpyM8a8-S2WPc/view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rive.google.com/file/d/1nSiESju7gYC9IDzzn3otk4RkM8967uXE/view?usp=sharing&quot;; image(&quot;https://api.qrserver.com/v1/create-qr-code/?size=150x150&amp;data=https://drive.google.com/file/d/1nSiESju7gYC9IDzzn3otk4RkM8967uXE/view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file/d/1nSiESju7gYC9IDzzn3otk4RkM8967uXE/view?usp=sharing" xlink:type="simple">https://drive.google.com/file/d/1nSiESju7gYC9IDzzn3otk4RkM8967uXE/view?usp=sharing</text:a></text:p>
          </table:table-cell>
          <table:table-cell table:style-name="ce4" table:formula="of:=HYPERLINK(&quot;https://drive.google.com/file/d/1nSiESju7gYC9IDzzn3otk4RkM8967uXE/view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ocs.google.com/spreadsheets/d/18HC_P_4U5pQ5KGbXpTftMQki57_ssAeLWRaqRBVPERI/edit?usp=sharing&quot;; image(&quot;https://api.qrserver.com/v1/create-qr-code/?size=150x150&amp;data=https://docs.google.com/spreadsheets/d/18HC_P_4U5pQ5KGbXpTftMQki57_ssAeLWRaqRBVPERI/edi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?usp=sharing" xlink:type="simple">https://docs.google.com/spreadsheets/d/18HC_P_4U5pQ5KGbXpTftMQki57_ssAeLWRaqRBVPERI/edit?usp=sharing</text:a></text:p>
          </table:table-cell>
          <table:table-cell table:style-name="ce4" table:formula="of:=HYPERLINK(&quot;https://docs.google.com/spreadsheets/d/18HC_P_4U5pQ5KGbXpTftMQki57_ssAeLWRaqRBVPERI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https://sites.google.com/view/culvercityphotoboothrentals/home key</text:p>
          </table:table-cell>
          <table:table-cell table:style-name="ce4" table:formula="of:=HYPERLINK(&quot;https://docs.google.com/spreadsheet/pub?key=18HC_P_4U5pQ5KGbXpTftMQki57_ssAeLWRaqRBVPERI&quot;; image(&quot;https://api.qrserver.com/v1/create-qr-code/?size=150x150&amp;data=https://docs.google.com/spreadsheet/pub?key=18HC_P_4U5pQ5KGbXpTftMQki57_ssAeLWRaqRBVPER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/pub?key=18HC_P_4U5pQ5KGbXpTftMQki57_ssAeLWRaqRBVPERI" xlink:type="simple">https://docs.google.com/spreadsheet/pub?key=18HC_P_4U5pQ5KGbXpTftMQki57_ssAeLWRaqRBVPERI</text:a></text:p>
          </table:table-cell>
          <table:table-cell table:style-name="ce4" table:formula="of:=HYPERLINK(&quot;https://docs.google.com/spreadsheets/d/18HC_P_4U5pQ5KGbXpTftMQki57_ssAeLWRaqRBVPERI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https://sites.google.com/view/culvercityphotoboothrentals/home pubhtml</text:p>
          </table:table-cell>
          <table:table-cell table:style-name="ce4" table:formula="of:=HYPERLINK(&quot;https://docs.google.com/spreadsheets/d/18HC_P_4U5pQ5KGbXpTftMQki57_ssAeLWRaqRBVPERI/pubhtml&quot;; image(&quot;https://api.qrserver.com/v1/create-qr-code/?size=150x150&amp;data=https://docs.google.com/spreadsheets/d/18HC_P_4U5pQ5KGbXpTftMQki57_ssAeLWRaqRBVPERI/pubhtml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pubhtml" xlink:type="simple">https://docs.google.com/spreadsheets/d/18HC_P_4U5pQ5KGbXpTftMQki57_ssAeLWRaqRBVPERI/pubhtml</text:a></text:p>
          </table:table-cell>
          <table:table-cell table:style-name="ce4" table:formula="of:=HYPERLINK(&quot;https://docs.google.com/spreadsheets/d/18HC_P_4U5pQ5KGbXpTftMQki57_ssAeLWRaqRBVPERI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https://sites.google.com/view/culvercityphotoboothrentals/home pub</text:p>
          </table:table-cell>
          <table:table-cell table:style-name="ce4" table:formula="of:=HYPERLINK(&quot;https://docs.google.com/spreadsheets/d/18HC_P_4U5pQ5KGbXpTftMQki57_ssAeLWRaqRBVPERI/pub&quot;; image(&quot;https://api.qrserver.com/v1/create-qr-code/?size=150x150&amp;data=https://docs.google.com/spreadsheets/d/18HC_P_4U5pQ5KGbXpTftMQki57_ssAeLWRaqRBVPERI/pub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pub" xlink:type="simple">https://docs.google.com/spreadsheets/d/18HC_P_4U5pQ5KGbXpTftMQki57_ssAeLWRaqRBVPERI/pub</text:a></text:p>
          </table:table-cell>
          <table:table-cell table:style-name="ce4" table:formula="of:=HYPERLINK(&quot;https://docs.google.com/spreadsheets/d/18HC_P_4U5pQ5KGbXpTftMQki57_ssAeLWRaqRBVPERI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https://sites.google.com/view/culvercityphotoboothrentals/home view</text:p>
          </table:table-cell>
          <table:table-cell table:style-name="ce4" table:formula="of:=HYPERLINK(&quot;https://docs.google.com/spreadsheets/d/18HC_P_4U5pQ5KGbXpTftMQki57_ssAeLWRaqRBVPERI/view&quot;; image(&quot;https://api.qrserver.com/v1/create-qr-code/?size=150x150&amp;data=https://docs.google.com/spreadsheets/d/18HC_P_4U5pQ5KGbXpTftMQki57_ssAeLWRaqRBVPERI/view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view" xlink:type="simple">https://docs.google.com/spreadsheets/d/18HC_P_4U5pQ5KGbXpTftMQki57_ssAeLWRaqRBVPERI/view</text:a></text:p>
          </table:table-cell>
          <table:table-cell table:style-name="ce4" table:formula="of:=HYPERLINK(&quot;https://docs.google.com/spreadsheets/d/18HC_P_4U5pQ5KGbXpTftMQki57_ssAeLWRaqRBVPERI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ocs.google.com/forms/d/1NfJV5cjspecPolSCchzJ3ic9xgF788d0Ivanx_QlWc4/edit?usp=sharing&quot;; image(&quot;https://api.qrserver.com/v1/create-qr-code/?size=150x150&amp;data=https://docs.google.com/forms/d/1NfJV5cjspecPolSCchzJ3ic9xgF788d0Ivanx_QlWc4/edi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forms/d/1NfJV5cjspecPolSCchzJ3ic9xgF788d0Ivanx_QlWc4/edit?usp=sharing" xlink:type="simple">https://docs.google.com/forms/d/1NfJV5cjspecPolSCchzJ3ic9xgF788d0Ivanx_QlWc4/edit?usp=sharing</text:a></text:p>
          </table:table-cell>
          <table:table-cell table:style-name="ce4" table:formula="of:=HYPERLINK(&quot;https://docs.google.com/forms/d/1NfJV5cjspecPolSCchzJ3ic9xgF788d0Ivanx_QlWc4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ocs.google.com/drawings/d/19y3koJB8ZKTgHjYlxxEBbe3aaBX_WQ70mYxyfJTxrvE/edit?usp=sharing&quot;; image(&quot;https://api.qrserver.com/v1/create-qr-code/?size=150x150&amp;data=https://docs.google.com/drawings/d/19y3koJB8ZKTgHjYlxxEBbe3aaBX_WQ70mYxyfJTxrvE/edi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rawings/d/19y3koJB8ZKTgHjYlxxEBbe3aaBX_WQ70mYxyfJTxrvE/edit?usp=sharing" xlink:type="simple">https://docs.google.com/drawings/d/19y3koJB8ZKTgHjYlxxEBbe3aaBX_WQ70mYxyfJTxrvE/edit?usp=sharing</text:a></text:p>
          </table:table-cell>
          <table:table-cell table:style-name="ce4" table:formula="of:=HYPERLINK(&quot;https://docs.google.com/drawings/d/19y3koJB8ZKTgHjYlxxEBbe3aaBX_WQ70mYxyfJTxrvE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4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4" table:formula="of:=HYPERLINK(&quot;https://sites.google.com/view/culvercityphotoboothrentals&quot;; image(&quot;https://api.qrserver.com/v1/create-qr-code/?size=150x150&amp;data=https://sites.google.com/view/culvercityphotoboothrentals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ocs.google.com/document/d/17dJwlmhkg_ABtY3f8ZLavp-AYrzacsc3lcYIP29a8Lo/edit?usp=sharing&quot;; image(&quot;https://api.qrserver.com/v1/create-qr-code/?size=150x150&amp;data=https://docs.google.com/document/d/17dJwlmhkg_ABtY3f8ZLavp-AYrzacsc3lcYIP29a8Lo/edi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7dJwlmhkg_ABtY3f8ZLavp-AYrzacsc3lcYIP29a8Lo/edit?usp=sharing" xlink:type="simple">https://docs.google.com/document/d/17dJwlmhkg_ABtY3f8ZLavp-AYrzacsc3lcYIP29a8Lo/edit?usp=sharing</text:a></text:p>
          </table:table-cell>
          <table:table-cell table:style-name="ce4" table:formula="of:=HYPERLINK(&quot;https://docs.google.com/document/d/17dJwlmhkg_ABtY3f8ZLavp-AYrzacsc3lcYIP29a8Lo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https://sites.google.com/view/culvercityphotoboothrentals/home pub</text:p>
          </table:table-cell>
          <table:table-cell table:style-name="ce4" table:formula="of:=HYPERLINK(&quot;https://docs.google.com/document/d/17dJwlmhkg_ABtY3f8ZLavp-AYrzacsc3lcYIP29a8Lo/pub&quot;; image(&quot;https://api.qrserver.com/v1/create-qr-code/?size=150x150&amp;data=https://docs.google.com/document/d/17dJwlmhkg_ABtY3f8ZLavp-AYrzacsc3lcYIP29a8Lo/pub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7dJwlmhkg_ABtY3f8ZLavp-AYrzacsc3lcYIP29a8Lo/pub" xlink:type="simple">https://docs.google.com/document/d/17dJwlmhkg_ABtY3f8ZLavp-AYrzacsc3lcYIP29a8Lo/pub</text:a></text:p>
          </table:table-cell>
          <table:table-cell table:style-name="ce4" table:formula="of:=HYPERLINK(&quot;https://docs.google.com/document/d/17dJwlmhkg_ABtY3f8ZLavp-AYrzacsc3lcYIP29a8Lo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https://sites.google.com/view/culvercityphotoboothrentals/home view</text:p>
          </table:table-cell>
          <table:table-cell table:style-name="ce4" table:formula="of:=HYPERLINK(&quot;https://docs.google.com/document/d/17dJwlmhkg_ABtY3f8ZLavp-AYrzacsc3lcYIP29a8Lo/view&quot;; image(&quot;https://api.qrserver.com/v1/create-qr-code/?size=150x150&amp;data=https://docs.google.com/document/d/17dJwlmhkg_ABtY3f8ZLavp-AYrzacsc3lcYIP29a8Lo/view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7dJwlmhkg_ABtY3f8ZLavp-AYrzacsc3lcYIP29a8Lo/view" xlink:type="simple">https://docs.google.com/document/d/17dJwlmhkg_ABtY3f8ZLavp-AYrzacsc3lcYIP29a8Lo/view</text:a></text:p>
          </table:table-cell>
          <table:table-cell table:style-name="ce4" table:formula="of:=HYPERLINK(&quot;https://docs.google.com/document/d/17dJwlmhkg_ABtY3f8ZLavp-AYrzacsc3lcYIP29a8Lo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docs.google.com/presentation/d/1OpbekSkLT8yVTEttwzlzM_9opdByxj5jMYe1euRkEa4/edit?usp=sharing&quot;; image(&quot;https://api.qrserver.com/v1/create-qr-code/?size=150x150&amp;data=https://docs.google.com/presentation/d/1OpbekSkLT8yVTEttwzlzM_9opdByxj5jMYe1euRkEa4/edit?usp=sharin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presentation/d/1OpbekSkLT8yVTEttwzlzM_9opdByxj5jMYe1euRkEa4/edit?usp=sharing" xlink:type="simple">https://docs.google.com/presentation/d/1OpbekSkLT8yVTEttwzlzM_9opdByxj5jMYe1euRkEa4/edit?usp=sharing</text:a></text:p>
          </table:table-cell>
          <table:table-cell table:style-name="ce4" table:formula="of:=HYPERLINK(&quot;https://docs.google.com/presentation/d/1OpbekSkLT8yVTEttwzlzM_9opdByxj5jMYe1euRkEa4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https://sites.google.com/view/culvercityphotoboothrentals/home pub</text:p>
          </table:table-cell>
          <table:table-cell table:style-name="ce4" table:formula="of:=HYPERLINK(&quot;https://docs.google.com/presentation/d/1OpbekSkLT8yVTEttwzlzM_9opdByxj5jMYe1euRkEa4/pub?start=true&amp;loop=true&amp;delayms=3000&quot;; image(&quot;https://api.qrserver.com/v1/create-qr-code/?size=150x150&amp;data=https://docs.google.com/presentation/d/1OpbekSkLT8yVTEttwzlzM_9opdByxj5jMYe1euRkEa4/pub?start=true&amp;loop=true&amp;delayms=3000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presentation/d/1OpbekSkLT8yVTEttwzlzM_9opdByxj5jMYe1euRkEa4/pub?start=true&amp;loop=true&amp;delayms=3000" xlink:type="simple">https://docs.google.com/presentation/d/1OpbekSkLT8yVTEttwzlzM_9opdByxj5jMYe1euRkEa4/pub?start=true&amp;loop=true&amp;delayms=3000</text:a></text:p>
          </table:table-cell>
          <table:table-cell table:style-name="ce4" table:formula="of:=HYPERLINK(&quot;https://docs.google.com/presentation/d/1OpbekSkLT8yVTEttwzlzM_9opdByxj5jMYe1euRkEa4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https://sites.google.com/view/culvercityphotoboothrentals/home view</text:p>
          </table:table-cell>
          <table:table-cell table:style-name="ce4" table:formula="of:=HYPERLINK(&quot;https://docs.google.com/presentation/d/1OpbekSkLT8yVTEttwzlzM_9opdByxj5jMYe1euRkEa4/view&quot;; image(&quot;https://api.qrserver.com/v1/create-qr-code/?size=150x150&amp;data=https://docs.google.com/presentation/d/1OpbekSkLT8yVTEttwzlzM_9opdByxj5jMYe1euRkEa4/view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presentation/d/1OpbekSkLT8yVTEttwzlzM_9opdByxj5jMYe1euRkEa4/view" xlink:type="simple">https://docs.google.com/presentation/d/1OpbekSkLT8yVTEttwzlzM_9opdByxj5jMYe1euRkEa4/view</text:a></text:p>
          </table:table-cell>
          <table:table-cell table:style-name="ce4" table:formula="of:=HYPERLINK(&quot;https://docs.google.com/presentation/d/1OpbekSkLT8yVTEttwzlzM_9opdByxj5jMYe1euRkEa4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https://sites.google.com/view/culvercityphotoboothrentals/home html</text:p>
          </table:table-cell>
          <table:table-cell table:style-name="ce4" table:formula="of:=HYPERLINK(&quot;https://docs.google.com/presentation/d/1OpbekSkLT8yVTEttwzlzM_9opdByxj5jMYe1euRkEa4/htmlpresent&quot;; image(&quot;https://api.qrserver.com/v1/create-qr-code/?size=150x150&amp;data=https://docs.google.com/presentation/d/1OpbekSkLT8yVTEttwzlzM_9opdByxj5jMYe1euRkEa4/htmlpresen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presentation/d/1OpbekSkLT8yVTEttwzlzM_9opdByxj5jMYe1euRkEa4/htmlpresent" xlink:type="simple">https://docs.google.com/presentation/d/1OpbekSkLT8yVTEttwzlzM_9opdByxj5jMYe1euRkEa4/htmlpresent</text:a></text:p>
          </table:table-cell>
          <table:table-cell table:style-name="ce4" table:formula="of:=HYPERLINK(&quot;https://docs.google.com/presentation/d/1OpbekSkLT8yVTEttwzlzM_9opdByxj5jMYe1euRkEa4/edit?usp=sharing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https://sites.google.com/view/culvercityphotoboothrentals/home</text:p>
          </table:table-cell>
          <table:table-cell table:style-name="ce4" table:formula="of:=HYPERLINK(&quot;https://calendar.google.com/calendar/embed?src=738156a88bc3e24c4b5f06a120138d6963e1e75ece9b5ed5d228171213d571e6@group.calendar.google.com&quot;; image(&quot;https://api.qrserver.com/v1/create-qr-code/?size=150x150&amp;data=https://calendar.google.com/calendar/embed?src=738156a88bc3e24c4b5f06a120138d6963e1e75ece9b5ed5d228171213d571e6@group.calendar.google.com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calendar.google.com/calendar/embed?src=738156a88bc3e24c4b5f06a120138d6963e1e75ece9b5ed5d228171213d571e6@group.calendar.google.com" xlink:type="simple">https://calendar.google.com/calendar/embed?src=738156a88bc3e24c4b5f06a120138d6963e1e75ece9b5ed5d228171213d571e6@group.calendar.google.com</text:a></text:p>
          </table:table-cell>
          <table:table-cell table:style-name="ce4" table:formula="of:=HYPERLINK(&quot;https://calendar.google.com/calendar/embed?src=738156a88bc3e24c4b5f06a120138d6963e1e75ece9b5ed5d228171213d571e6@group.calendar.google.com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MjBpbDJ2MDg5bTlmMzVuMmV0ZmwwanFramsgNzM4MTU2YTg4YmMzZTI0YzRiNWYwNmExMjAxMzhkNjk2M2UxZTc1ZWNlOWI1ZWQ1ZDIyODE3MTIxM2Q1NzFlNkBncm91cC5jYWxlbmRhci5nb29nbGUuY29t&quot;; image(&quot;https://api.qrserver.com/v1/create-qr-code/?size=150x150&amp;data=https://www.google.com/calendar/event?eid=MjBpbDJ2MDg5bTlmMzVuMmV0ZmwwanFrams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MjBpbDJ2MDg5bTlmMzVuMmV0ZmwwanFramsgNzM4MTU2YTg4YmMzZTI0YzRiNWYwNmExMjAxMzhkNjk2M2UxZTc1ZWNlOWI1ZWQ1ZDIyODE3MTIxM2Q1NzFlNkBncm91cC5jYWxlbmRhci5nb29nbGUuY29t" xlink:type="simple">https://www.google.com/calendar/event?eid=MjBpbDJ2MDg5bTlmMzVuMmV0ZmwwanFrams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MjBpbDJ2MDg5bTlmMzVuMmV0ZmwwanFrams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dHEyaHR0bTJtMHVyODZyZ3R1cDNjcGNjcjAgNzM4MTU2YTg4YmMzZTI0YzRiNWYwNmExMjAxMzhkNjk2M2UxZTc1ZWNlOWI1ZWQ1ZDIyODE3MTIxM2Q1NzFlNkBncm91cC5jYWxlbmRhci5nb29nbGUuY29t&quot;; image(&quot;https://api.qrserver.com/v1/create-qr-code/?size=150x150&amp;data=https://www.google.com/calendar/event?eid=dHEyaHR0bTJtMHVyODZyZ3R1cDNjcGNjcjA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dHEyaHR0bTJtMHVyODZyZ3R1cDNjcGNjcjAgNzM4MTU2YTg4YmMzZTI0YzRiNWYwNmExMjAxMzhkNjk2M2UxZTc1ZWNlOWI1ZWQ1ZDIyODE3MTIxM2Q1NzFlNkBncm91cC5jYWxlbmRhci5nb29nbGUuY29t" xlink:type="simple">https://www.google.com/calendar/event?eid=dHEyaHR0bTJtMHVyODZyZ3R1cDNjcGNjcjA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dHEyaHR0bTJtMHVyODZyZ3R1cDNjcGNjcjA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ZXNxdHEycXI0NG9udnZ1OGNlcGhnYjgyaDQgNzM4MTU2YTg4YmMzZTI0YzRiNWYwNmExMjAxMzhkNjk2M2UxZTc1ZWNlOWI1ZWQ1ZDIyODE3MTIxM2Q1NzFlNkBncm91cC5jYWxlbmRhci5nb29nbGUuY29t&quot;; image(&quot;https://api.qrserver.com/v1/create-qr-code/?size=150x150&amp;data=https://www.google.com/calendar/event?eid=ZXNxdHEycXI0NG9udnZ1OGNlcGhnYjgyaDQ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ZXNxdHEycXI0NG9udnZ1OGNlcGhnYjgyaDQgNzM4MTU2YTg4YmMzZTI0YzRiNWYwNmExMjAxMzhkNjk2M2UxZTc1ZWNlOWI1ZWQ1ZDIyODE3MTIxM2Q1NzFlNkBncm91cC5jYWxlbmRhci5nb29nbGUuY29t" xlink:type="simple">https://www.google.com/calendar/event?eid=ZXNxdHEycXI0NG9udnZ1OGNlcGhnYjgyaDQ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ZXNxdHEycXI0NG9udnZ1OGNlcGhnYjgyaDQ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OWd0OG5kNXRhbDlxcHA2MDQ2bnVtOHJhajAgNzM4MTU2YTg4YmMzZTI0YzRiNWYwNmExMjAxMzhkNjk2M2UxZTc1ZWNlOWI1ZWQ1ZDIyODE3MTIxM2Q1NzFlNkBncm91cC5jYWxlbmRhci5nb29nbGUuY29t&quot;; image(&quot;https://api.qrserver.com/v1/create-qr-code/?size=150x150&amp;data=https://www.google.com/calendar/event?eid=OWd0OG5kNXRhbDlxcHA2MDQ2bnVtOHJhajA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OWd0OG5kNXRhbDlxcHA2MDQ2bnVtOHJhajAgNzM4MTU2YTg4YmMzZTI0YzRiNWYwNmExMjAxMzhkNjk2M2UxZTc1ZWNlOWI1ZWQ1ZDIyODE3MTIxM2Q1NzFlNkBncm91cC5jYWxlbmRhci5nb29nbGUuY29t" xlink:type="simple">https://www.google.com/calendar/event?eid=OWd0OG5kNXRhbDlxcHA2MDQ2bnVtOHJhajA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OWd0OG5kNXRhbDlxcHA2MDQ2bnVtOHJhajA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aDJ2aDdzNThsOXE3OGUwZ3FhcmFzMG5mNWsgNzM4MTU2YTg4YmMzZTI0YzRiNWYwNmExMjAxMzhkNjk2M2UxZTc1ZWNlOWI1ZWQ1ZDIyODE3MTIxM2Q1NzFlNkBncm91cC5jYWxlbmRhci5nb29nbGUuY29t&quot;; image(&quot;https://api.qrserver.com/v1/create-qr-code/?size=150x150&amp;data=https://www.google.com/calendar/event?eid=aDJ2aDdzNThsOXE3OGUwZ3FhcmFzMG5mNWs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aDJ2aDdzNThsOXE3OGUwZ3FhcmFzMG5mNWsgNzM4MTU2YTg4YmMzZTI0YzRiNWYwNmExMjAxMzhkNjk2M2UxZTc1ZWNlOWI1ZWQ1ZDIyODE3MTIxM2Q1NzFlNkBncm91cC5jYWxlbmRhci5nb29nbGUuY29t" xlink:type="simple">https://www.google.com/calendar/event?eid=aDJ2aDdzNThsOXE3OGUwZ3FhcmFzMG5mNWs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aDJ2aDdzNThsOXE3OGUwZ3FhcmFzMG5mNWs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bjluaTFydjJrbGFkNjBybGVnb2ozdHIybzQgNzM4MTU2YTg4YmMzZTI0YzRiNWYwNmExMjAxMzhkNjk2M2UxZTc1ZWNlOWI1ZWQ1ZDIyODE3MTIxM2Q1NzFlNkBncm91cC5jYWxlbmRhci5nb29nbGUuY29t&quot;; image(&quot;https://api.qrserver.com/v1/create-qr-code/?size=150x150&amp;data=https://www.google.com/calendar/event?eid=bjluaTFydjJrbGFkNjBybGVnb2ozdHIybzQ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bjluaTFydjJrbGFkNjBybGVnb2ozdHIybzQgNzM4MTU2YTg4YmMzZTI0YzRiNWYwNmExMjAxMzhkNjk2M2UxZTc1ZWNlOWI1ZWQ1ZDIyODE3MTIxM2Q1NzFlNkBncm91cC5jYWxlbmRhci5nb29nbGUuY29t" xlink:type="simple">https://www.google.com/calendar/event?eid=bjluaTFydjJrbGFkNjBybGVnb2ozdHIybzQ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bjluaTFydjJrbGFkNjBybGVnb2ozdHIybzQ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dWplaG1sdjg2cjc0YTRyZWp2c2RwMjQ2MmMgNzM4MTU2YTg4YmMzZTI0YzRiNWYwNmExMjAxMzhkNjk2M2UxZTc1ZWNlOWI1ZWQ1ZDIyODE3MTIxM2Q1NzFlNkBncm91cC5jYWxlbmRhci5nb29nbGUuY29t&quot;; image(&quot;https://api.qrserver.com/v1/create-qr-code/?size=150x150&amp;data=https://www.google.com/calendar/event?eid=dWplaG1sdjg2cjc0YTRyZWp2c2RwMjQ2MmM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dWplaG1sdjg2cjc0YTRyZWp2c2RwMjQ2MmMgNzM4MTU2YTg4YmMzZTI0YzRiNWYwNmExMjAxMzhkNjk2M2UxZTc1ZWNlOWI1ZWQ1ZDIyODE3MTIxM2Q1NzFlNkBncm91cC5jYWxlbmRhci5nb29nbGUuY29t" xlink:type="simple">https://www.google.com/calendar/event?eid=dWplaG1sdjg2cjc0YTRyZWp2c2RwMjQ2MmM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dWplaG1sdjg2cjc0YTRyZWp2c2RwMjQ2MmM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czR1ZzRuMXVybzFwaGh2NTlyMzJkOGFzbWMgNzM4MTU2YTg4YmMzZTI0YzRiNWYwNmExMjAxMzhkNjk2M2UxZTc1ZWNlOWI1ZWQ1ZDIyODE3MTIxM2Q1NzFlNkBncm91cC5jYWxlbmRhci5nb29nbGUuY29t&quot;; image(&quot;https://api.qrserver.com/v1/create-qr-code/?size=150x150&amp;data=https://www.google.com/calendar/event?eid=czR1ZzRuMXVybzFwaGh2NTlyMzJkOGFzbWM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czR1ZzRuMXVybzFwaGh2NTlyMzJkOGFzbWMgNzM4MTU2YTg4YmMzZTI0YzRiNWYwNmExMjAxMzhkNjk2M2UxZTc1ZWNlOWI1ZWQ1ZDIyODE3MTIxM2Q1NzFlNkBncm91cC5jYWxlbmRhci5nb29nbGUuY29t" xlink:type="simple">https://www.google.com/calendar/event?eid=czR1ZzRuMXVybzFwaGh2NTlyMzJkOGFzbWM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czR1ZzRuMXVybzFwaGh2NTlyMzJkOGFzbWM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aGl2ZWdmYmRncm1iZDhkMnFpYWgxcTZhNmsgNzM4MTU2YTg4YmMzZTI0YzRiNWYwNmExMjAxMzhkNjk2M2UxZTc1ZWNlOWI1ZWQ1ZDIyODE3MTIxM2Q1NzFlNkBncm91cC5jYWxlbmRhci5nb29nbGUuY29t&quot;; image(&quot;https://api.qrserver.com/v1/create-qr-code/?size=150x150&amp;data=https://www.google.com/calendar/event?eid=aGl2ZWdmYmRncm1iZDhkMnFpYWgxcTZhNms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aGl2ZWdmYmRncm1iZDhkMnFpYWgxcTZhNmsgNzM4MTU2YTg4YmMzZTI0YzRiNWYwNmExMjAxMzhkNjk2M2UxZTc1ZWNlOWI1ZWQ1ZDIyODE3MTIxM2Q1NzFlNkBncm91cC5jYWxlbmRhci5nb29nbGUuY29t" xlink:type="simple">https://www.google.com/calendar/event?eid=aGl2ZWdmYmRncm1iZDhkMnFpYWgxcTZhNms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aGl2ZWdmYmRncm1iZDhkMnFpYWgxcTZhNms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ZDY0OW45c2NlcjVrZWNnY2w4bDV0dmFxcGMgNzM4MTU2YTg4YmMzZTI0YzRiNWYwNmExMjAxMzhkNjk2M2UxZTc1ZWNlOWI1ZWQ1ZDIyODE3MTIxM2Q1NzFlNkBncm91cC5jYWxlbmRhci5nb29nbGUuY29t&quot;; image(&quot;https://api.qrserver.com/v1/create-qr-code/?size=150x150&amp;data=https://www.google.com/calendar/event?eid=ZDY0OW45c2NlcjVrZWNnY2w4bDV0dmFxcGM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ZDY0OW45c2NlcjVrZWNnY2w4bDV0dmFxcGMgNzM4MTU2YTg4YmMzZTI0YzRiNWYwNmExMjAxMzhkNjk2M2UxZTc1ZWNlOWI1ZWQ1ZDIyODE3MTIxM2Q1NzFlNkBncm91cC5jYWxlbmRhci5nb29nbGUuY29t" xlink:type="simple">https://www.google.com/calendar/event?eid=ZDY0OW45c2NlcjVrZWNnY2w4bDV0dmFxcGM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ZDY0OW45c2NlcjVrZWNnY2w4bDV0dmFxcGM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ZjI5dGhtNDhrM3J1ZGk5anJ2MWJ0NHY0dXMgNzM4MTU2YTg4YmMzZTI0YzRiNWYwNmExMjAxMzhkNjk2M2UxZTc1ZWNlOWI1ZWQ1ZDIyODE3MTIxM2Q1NzFlNkBncm91cC5jYWxlbmRhci5nb29nbGUuY29t&quot;; image(&quot;https://api.qrserver.com/v1/create-qr-code/?size=150x150&amp;data=https://www.google.com/calendar/event?eid=ZjI5dGhtNDhrM3J1ZGk5anJ2MWJ0NHY0dXM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ZjI5dGhtNDhrM3J1ZGk5anJ2MWJ0NHY0dXMgNzM4MTU2YTg4YmMzZTI0YzRiNWYwNmExMjAxMzhkNjk2M2UxZTc1ZWNlOWI1ZWQ1ZDIyODE3MTIxM2Q1NzFlNkBncm91cC5jYWxlbmRhci5nb29nbGUuY29t" xlink:type="simple">https://www.google.com/calendar/event?eid=ZjI5dGhtNDhrM3J1ZGk5anJ2MWJ0NHY0dXM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ZjI5dGhtNDhrM3J1ZGk5anJ2MWJ0NHY0dXM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cHRjczM5bDBsNnVwbmx1MWk4bHE5dmV0a2cgNzM4MTU2YTg4YmMzZTI0YzRiNWYwNmExMjAxMzhkNjk2M2UxZTc1ZWNlOWI1ZWQ1ZDIyODE3MTIxM2Q1NzFlNkBncm91cC5jYWxlbmRhci5nb29nbGUuY29t&quot;; image(&quot;https://api.qrserver.com/v1/create-qr-code/?size=150x150&amp;data=https://www.google.com/calendar/event?eid=cHRjczM5bDBsNnVwbmx1MWk4bHE5dmV0a2c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cHRjczM5bDBsNnVwbmx1MWk4bHE5dmV0a2cgNzM4MTU2YTg4YmMzZTI0YzRiNWYwNmExMjAxMzhkNjk2M2UxZTc1ZWNlOWI1ZWQ1ZDIyODE3MTIxM2Q1NzFlNkBncm91cC5jYWxlbmRhci5nb29nbGUuY29t" xlink:type="simple">https://www.google.com/calendar/event?eid=cHRjczM5bDBsNnVwbmx1MWk4bHE5dmV0a2c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cHRjczM5bDBsNnVwbmx1MWk4bHE5dmV0a2c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4" table:formula="of:=HYPERLINK(&quot;https://www.google.com/calendar/event?eid=ZWt0MmNvb3JocGRqZDR1M3NybWhjOHBlZnMgNzM4MTU2YTg4YmMzZTI0YzRiNWYwNmExMjAxMzhkNjk2M2UxZTc1ZWNlOWI1ZWQ1ZDIyODE3MTIxM2Q1NzFlNkBncm91cC5jYWxlbmRhci5nb29nbGUuY29t&quot;; image(&quot;https://api.qrserver.com/v1/create-qr-code/?size=150x150&amp;data=https://www.google.com/calendar/event?eid=ZWt0MmNvb3JocGRqZDR1M3NybWhjOHBlZnMgNzM4MTU2YTg4YmMzZTI0YzRiNWYwNmExMjAxMzhkNjk2M2UxZTc1ZWNlOWI1ZWQ1ZDIyODE3MTIxM2Q1NzFlNkBncm91cC5jYWxlbmRhci5nb29nbGU&quot;&amp;&quot;uY29t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www.google.com/calendar/event?eid=ZWt0MmNvb3JocGRqZDR1M3NybWhjOHBlZnMgNzM4MTU2YTg4YmMzZTI0YzRiNWYwNmExMjAxMzhkNjk2M2UxZTc1ZWNlOWI1ZWQ1ZDIyODE3MTIxM2Q1NzFlNkBncm91cC5jYWxlbmRhci5nb29nbGUuY29t" xlink:type="simple">https://www.google.com/calendar/event?eid=ZWt0MmNvb3JocGRqZDR1M3NybWhjOHBlZnMgNzM4MTU2YTg4YmMzZTI0YzRiNWYwNmExMjAxMzhkNjk2M2UxZTc1ZWNlOWI1ZWQ1ZDIyODE3MTIxM2Q1NzFlNkBncm91cC5jYWxlbmRhci5nb29nbGUuY29t</text:a></text:p>
          </table:table-cell>
          <table:table-cell table:style-name="ce4" table:formula="of:=HYPERLINK(&quot;https://www.google.com/calendar/event?eid=ZWt0MmNvb3JocGRqZDR1M3NybWhjOHBlZnMgNzM4MTU2YTg4YmMzZTI0YzRiNWYwNmExMjAxMzhkNjk2M2UxZTc1ZWNlOWI1ZWQ1ZDIyODE3MTIxM2Q1NzFlNkBncm91cC5jYWxlbmRhci5nb29nbGUuY29t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https://sites.google.com/view/culvercityphotoboothrentals/home - Event</text:p>
          </table:table-cell>
          <table:table-cell table:style-name="ce5" table:formula="of:=HYPERLINK(&quot;&quot;; image(&quot;https://api.qrserver.com/v1/create-qr-code/?size=150x150&amp;data=&quot;;1))" office:value-type="string" office:string-value="" calcext:value-type="error">
            <text:p>#NAME?</text:p>
          </table:table-cell>
          <table:table-cell/>
          <table:table-cell table:style-name="ce4" table:formula="of:=HYPERLINK(&quot;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youtu.be/qmTd78qYxDw&quot;; image(&quot;https://api.qrserver.com/v1/create-qr-code/?size=150x150&amp;data=https://youtu.be/qmTd78qYxDw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youtu.be/qmTd78qYxDw" xlink:type="simple">https://youtu.be/qmTd78qYxDw</text:a></text:p>
          </table:table-cell>
          <table:table-cell table:style-name="ce4" table:formula="of:=HYPERLINK(&quot;https://youtu.be/qmTd78qYxDw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youtu.be/zp4waK2lX_4&quot;; image(&quot;https://api.qrserver.com/v1/create-qr-code/?size=150x150&amp;data=https://youtu.be/zp4waK2lX_4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youtu.be/zp4waK2lX_4" xlink:type="simple">https://youtu.be/zp4waK2lX_4</text:a></text:p>
          </table:table-cell>
          <table:table-cell table:style-name="ce4" table:formula="of:=HYPERLINK(&quot;https://youtu.be/zp4waK2lX_4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youtu.be/2-zmmguG0gY&quot;; image(&quot;https://api.qrserver.com/v1/create-qr-code/?size=150x150&amp;data=https://youtu.be/2-zmmguG0gY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youtu.be/2-zmmguG0gY" xlink:type="simple">https://youtu.be/2-zmmguG0gY</text:a></text:p>
          </table:table-cell>
          <table:table-cell table:style-name="ce4" table:formula="of:=HYPERLINK(&quot;https://youtu.be/2-zmmguG0g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youtu.be/ZE24djUV0Jk&quot;; image(&quot;https://api.qrserver.com/v1/create-qr-code/?size=150x150&amp;data=https://youtu.be/ZE24djUV0Jk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youtu.be/ZE24djUV0Jk" xlink:type="simple">https://youtu.be/ZE24djUV0Jk</text:a></text:p>
          </table:table-cell>
          <table:table-cell table:style-name="ce4" table:formula="of:=HYPERLINK(&quot;https://youtu.be/ZE24djUV0Jk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4" table:formula="of:=HYPERLINK(&quot;https://youtu.be/3AjCF0_H6pI&quot;; image(&quot;https://api.qrserver.com/v1/create-qr-code/?size=150x150&amp;data=https://youtu.be/3AjCF0_H6p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youtu.be/3AjCF0_H6pI" xlink:type="simple">https://youtu.be/3AjCF0_H6pI</text:a></text:p>
          </table:table-cell>
          <table:table-cell table:style-name="ce4" table:formula="of:=HYPERLINK(&quot;https://youtu.be/3AjCF0_H6pI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4" table:formula="of:=HYPERLINK(&quot;https://docs.google.com/spreadsheets/d/18HC_P_4U5pQ5KGbXpTftMQki57_ssAeLWRaqRBVPERI/edit#gid=0&quot;; image(&quot;https://api.qrserver.com/v1/create-qr-code/?size=150x150&amp;data=https://docs.google.com/spreadsheets/d/18HC_P_4U5pQ5KGbXpTftMQki57_ssAeLWRaqRBVPERI/edit#gid=0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#gid=0" xlink:type="simple">https://docs.google.com/spreadsheets/d/18HC_P_4U5pQ5KGbXpTftMQki57_ssAeLWRaqRBVPERI/edit#gid=0</text:a></text:p>
          </table:table-cell>
          <table:table-cell table:style-name="ce4" table:formula="of:=HYPERLINK(&quot;https://docs.google.com/spreadsheets/d/18HC_P_4U5pQ5KGbXpTftMQki57_ssAeLWRaqRBVPERI/edit#gid=0&quot;;&quot;https://sites.google.com/view/culvercityphotoboothrentals/home Sheet1&quot;)" office:value-type="string" office:string-value="https://sites.google.com/view/culvercityphotoboothrentals/home Sheet1" calcext:value-type="string">
            <text:p>https://sites.google.com/view/culvercityphotoboothrentals/home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4" table:formula="of:=HYPERLINK(&quot;https://docs.google.com/spreadsheets/d/18HC_P_4U5pQ5KGbXpTftMQki57_ssAeLWRaqRBVPERI/edit#gid=1027668917&quot;; image(&quot;https://api.qrserver.com/v1/create-qr-code/?size=150x150&amp;data=https://docs.google.com/spreadsheets/d/18HC_P_4U5pQ5KGbXpTftMQki57_ssAeLWRaqRBVPERI/edit#gid=1027668917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#gid=1027668917" xlink:type="simple">https://docs.google.com/spreadsheets/d/18HC_P_4U5pQ5KGbXpTftMQki57_ssAeLWRaqRBVPERI/edit#gid=1027668917</text:a></text:p>
          </table:table-cell>
          <table:table-cell table:style-name="ce4" table:formula="of:=HYPERLINK(&quot;https://docs.google.com/spreadsheets/d/18HC_P_4U5pQ5KGbXpTftMQki57_ssAeLWRaqRBVPERI/edit#gid=1027668917&quot;;&quot;https://sites.google.com/view/culvercityphotoboothrentals/home Keywords&quot;)" office:value-type="string" office:string-value="https://sites.google.com/view/culvercityphotoboothrentals/home Keywords" calcext:value-type="string">
            <text:p>https://sites.google.com/view/culvercityphotoboothrentals/home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4" table:formula="of:=HYPERLINK(&quot;https://docs.google.com/spreadsheets/d/18HC_P_4U5pQ5KGbXpTftMQki57_ssAeLWRaqRBVPERI/edit#gid=1334135737&quot;; image(&quot;https://api.qrserver.com/v1/create-qr-code/?size=150x150&amp;data=https://docs.google.com/spreadsheets/d/18HC_P_4U5pQ5KGbXpTftMQki57_ssAeLWRaqRBVPERI/edit#gid=1334135737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#gid=1334135737" xlink:type="simple">https://docs.google.com/spreadsheets/d/18HC_P_4U5pQ5KGbXpTftMQki57_ssAeLWRaqRBVPERI/edit#gid=1334135737</text:a></text:p>
          </table:table-cell>
          <table:table-cell table:style-name="ce4" table:formula="of:=HYPERLINK(&quot;https://docs.google.com/spreadsheets/d/18HC_P_4U5pQ5KGbXpTftMQki57_ssAeLWRaqRBVPERI/edit#gid=1334135737&quot;;&quot;https://sites.google.com/view/culvercityphotoboothrentals/home Content&quot;)" office:value-type="string" office:string-value="https://sites.google.com/view/culvercityphotoboothrentals/home Content" calcext:value-type="string">
            <text:p>https://sites.google.com/view/culvercityphotoboothrentals/home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4" table:formula="of:=HYPERLINK(&quot;https://docs.google.com/spreadsheets/d/18HC_P_4U5pQ5KGbXpTftMQki57_ssAeLWRaqRBVPERI/edit#gid=731664695&quot;; image(&quot;https://api.qrserver.com/v1/create-qr-code/?size=150x150&amp;data=https://docs.google.com/spreadsheets/d/18HC_P_4U5pQ5KGbXpTftMQki57_ssAeLWRaqRBVPERI/edit#gid=731664695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#gid=731664695" xlink:type="simple">https://docs.google.com/spreadsheets/d/18HC_P_4U5pQ5KGbXpTftMQki57_ssAeLWRaqRBVPERI/edit#gid=731664695</text:a></text:p>
          </table:table-cell>
          <table:table-cell table:style-name="ce4" table:formula="of:=HYPERLINK(&quot;https://docs.google.com/spreadsheets/d/18HC_P_4U5pQ5KGbXpTftMQki57_ssAeLWRaqRBVPERI/edit#gid=731664695&quot;;&quot;https://sites.google.com/view/culvercityphotoboothrentals/home Calendar Events&quot;)" office:value-type="string" office:string-value="https://sites.google.com/view/culvercityphotoboothrentals/home Calendar Events" calcext:value-type="string">
            <text:p>https://sites.google.com/view/culvercityphotoboothrentals/home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4" table:formula="of:=HYPERLINK(&quot;https://docs.google.com/spreadsheets/d/18HC_P_4U5pQ5KGbXpTftMQki57_ssAeLWRaqRBVPERI/edit#gid=602576525&quot;; image(&quot;https://api.qrserver.com/v1/create-qr-code/?size=150x150&amp;data=https://docs.google.com/spreadsheets/d/18HC_P_4U5pQ5KGbXpTftMQki57_ssAeLWRaqRBVPERI/edit#gid=602576525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#gid=602576525" xlink:type="simple">https://docs.google.com/spreadsheets/d/18HC_P_4U5pQ5KGbXpTftMQki57_ssAeLWRaqRBVPERI/edit#gid=602576525</text:a></text:p>
          </table:table-cell>
          <table:table-cell table:style-name="ce4" table:formula="of:=HYPERLINK(&quot;https://docs.google.com/spreadsheets/d/18HC_P_4U5pQ5KGbXpTftMQki57_ssAeLWRaqRBVPERI/edit#gid=602576525&quot;;&quot;https://sites.google.com/view/culvercityphotoboothrentals/home RSS Feeds&quot;)" office:value-type="string" office:string-value="https://sites.google.com/view/culvercityphotoboothrentals/home RSS Feeds" calcext:value-type="string">
            <text:p>https://sites.google.com/view/culvercityphotoboothrentals/home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https://sites.google.com/view/culvercityphotoboothrentals/home HTML</text:p>
          </table:table-cell>
          <table:table-cell/>
          <table:table-cell table:style-name="ce3" office:value-type="string" calcext:value-type="string">
            <text:p><text:a xlink:href="https://drive.google.com/drive/folders/1x7ryu2KKXaBizsCTvLTPWgdWKaz_VVbl?usp=sharing" xlink:type="simple">https://drive.google.com/drive/folders/1x7ryu2KKXaBizsCTvLTPWgdWKaz_VVbl?usp=sharing</text:a></text:p>
          </table:table-cell>
          <table:table-cell table:style-name="ce4" table:formula="of:=HYPERLINK(&quot;https://drive.google.com/drive/folders/1x7ryu2KKXaBizsCTvLTPWgdWKaz_VVbl?usp=sharing&quot;;&quot;https://sites.google.com/view/culvercityphotoboothrentals/home HTML&quot;)" office:value-type="string" office:string-value="https://sites.google.com/view/culvercityphotoboothrentals/home HTML" calcext:value-type="string">
            <text:p>https://sites.google.com/view/culvercityphotoboothrentals/home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3" office:value-type="string" calcext:value-type="string">
            <text:p><text:a xlink:href="https://sites.google.com/view/culvercityphotoboothrentals/home.html" xlink:type="simple">https://sites.google.com/view/culvercityphotoboothrentals/home.html</text:a></text:p>
          </table:table-cell>
          <table:table-cell/>
          <table:table-cell table:style-name="ce3" office:value-type="string" calcext:value-type="string">
            <text:p><text:a xlink:href="https://drive.google.com/file/d/11UindL03IovAnMVgO-i10bFNNVyD4wLH/view?usp=sharing" xlink:type="simple">https://drive.google.com/file/d/11UindL03IovAnMVgO-i10bFNNVyD4wLH/view?usp=sharing</text:a></text:p>
          </table:table-cell>
          <table:table-cell table:style-name="ce4" table:formula="of:=HYPERLINK(&quot;https://drive.google.com/file/d/11UindL03IovAnMVgO-i10bFNNVyD4wLH/view?usp=sharing&quot;;&quot;https://sites.google.com/view/culvercityphotoboothrentals/home.html&quot;)" office:value-type="string" office:string-value="https://sites.google.com/view/culvercityphotoboothrentals/home.html" calcext:value-type="string">
            <text:p>https://sites.google.com/view/culvercityphotoboothrentals/home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https://sites.google.com/view/culvercityphotoboothrentals/home MSFT</text:p>
          </table:table-cell>
          <table:table-cell/>
          <table:table-cell table:style-name="ce3" office:value-type="string" calcext:value-type="string">
            <text:p><text:a xlink:href="https://drive.google.com/drive/folders/1WuV_evfXaTijmwbegJrGheW5b-wBx3_q?usp=sharing" xlink:type="simple">https://drive.google.com/drive/folders/1WuV_evfXaTijmwbegJrGheW5b-wBx3_q?usp=sharing</text:a></text:p>
          </table:table-cell>
          <table:table-cell table:style-name="ce4" table:formula="of:=HYPERLINK(&quot;https://drive.google.com/drive/folders/1WuV_evfXaTijmwbegJrGheW5b-wBx3_q?usp=sharing&quot;;&quot;https://sites.google.com/view/culvercityphotoboothrentals/home MSFT&quot;)" office:value-type="string" office:string-value="https://sites.google.com/view/culvercityphotoboothrentals/home MSFT" calcext:value-type="string">
            <text:p>https://sites.google.com/view/culvercityphotoboothrentals/home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Culver City</text:p>
          </table:table-cell>
          <table:table-cell/>
          <table:table-cell table:style-name="ce3" office:value-type="string" calcext:value-type="string">
            <text:p><text:a xlink:href="https://docs.google.com/document/d/1q9vHL_hlA1ODQ9J211hHhbgW4l2v7tGXQZjK-h1ocwQ/edit?usp=sharing" xlink:type="simple">https://docs.google.com/document/d/1q9vHL_hlA1ODQ9J211hHhbgW4l2v7tGXQZjK-h1ocwQ/edit?usp=sharing</text:a></text:p>
          </table:table-cell>
          <table:table-cell table:style-name="ce4" table:formula="of:=HYPERLINK(&quot;https://docs.google.com/document/d/1q9vHL_hlA1ODQ9J211hHhbgW4l2v7tGXQZjK-h1ocwQ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Culver City pub</text:p>
          </table:table-cell>
          <table:table-cell/>
          <table:table-cell table:style-name="ce3" office:value-type="string" calcext:value-type="string">
            <text:p><text:a xlink:href="https://docs.google.com/document/d/1q9vHL_hlA1ODQ9J211hHhbgW4l2v7tGXQZjK-h1ocwQ/pub" xlink:type="simple">https://docs.google.com/document/d/1q9vHL_hlA1ODQ9J211hHhbgW4l2v7tGXQZjK-h1ocwQ/pub</text:a></text:p>
          </table:table-cell>
          <table:table-cell table:style-name="ce4" table:formula="of:=HYPERLINK(&quot;https://docs.google.com/document/d/1q9vHL_hlA1ODQ9J211hHhbgW4l2v7tGXQZjK-h1ocwQ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Culver City view</text:p>
          </table:table-cell>
          <table:table-cell/>
          <table:table-cell table:style-name="ce3" office:value-type="string" calcext:value-type="string">
            <text:p><text:a xlink:href="https://docs.google.com/document/d/1q9vHL_hlA1ODQ9J211hHhbgW4l2v7tGXQZjK-h1ocwQ/view" xlink:type="simple">https://docs.google.com/document/d/1q9vHL_hlA1ODQ9J211hHhbgW4l2v7tGXQZjK-h1ocwQ/view</text:a></text:p>
          </table:table-cell>
          <table:table-cell table:style-name="ce4" table:formula="of:=HYPERLINK(&quot;https://docs.google.com/document/d/1q9vHL_hlA1ODQ9J211hHhbgW4l2v7tGXQZjK-h1ocwQ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3" office:value-type="string" calcext:value-type="string">
            <text:p><text:a xlink:href="https://docs.google.com/document/d/1iadgw0xGfOUKuXZZA0dyAPGDQ9Gn2lHDBQV-FxU6rqA/edit?usp=sharing" xlink:type="simple">https://docs.google.com/document/d/1iadgw0xGfOUKuXZZA0dyAPGDQ9Gn2lHDBQV-FxU6rqA/edit?usp=sharing</text:a></text:p>
          </table:table-cell>
          <table:table-cell table:style-name="ce4" table:formula="of:=HYPERLINK(&quot;https://docs.google.com/document/d/1iadgw0xGfOUKuXZZA0dyAPGDQ9Gn2lHDBQV-FxU6rqA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3" office:value-type="string" calcext:value-type="string">
            <text:p><text:a xlink:href="https://docs.google.com/document/d/1iadgw0xGfOUKuXZZA0dyAPGDQ9Gn2lHDBQV-FxU6rqA/pub" xlink:type="simple">https://docs.google.com/document/d/1iadgw0xGfOUKuXZZA0dyAPGDQ9Gn2lHDBQV-FxU6rqA/pub</text:a></text:p>
          </table:table-cell>
          <table:table-cell table:style-name="ce4" table:formula="of:=HYPERLINK(&quot;https://docs.google.com/document/d/1iadgw0xGfOUKuXZZA0dyAPGDQ9Gn2lHDBQV-FxU6rqA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3" office:value-type="string" calcext:value-type="string">
            <text:p><text:a xlink:href="https://docs.google.com/document/d/1iadgw0xGfOUKuXZZA0dyAPGDQ9Gn2lHDBQV-FxU6rqA/view" xlink:type="simple">https://docs.google.com/document/d/1iadgw0xGfOUKuXZZA0dyAPGDQ9Gn2lHDBQV-FxU6rqA/view</text:a></text:p>
          </table:table-cell>
          <table:table-cell table:style-name="ce4" table:formula="of:=HYPERLINK(&quot;https://docs.google.com/document/d/1iadgw0xGfOUKuXZZA0dyAPGDQ9Gn2lHDBQV-FxU6rqA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Culver City</text:p>
          </table:table-cell>
          <table:table-cell/>
          <table:table-cell table:style-name="ce3" office:value-type="string" calcext:value-type="string">
            <text:p><text:a xlink:href="https://docs.google.com/document/d/1YScbezTWHdcPMfl9yyy-ONDJIHcLqmn2N8UrROfyETc/edit?usp=sharing" xlink:type="simple">https://docs.google.com/document/d/1YScbezTWHdcPMfl9yyy-ONDJIHcLqmn2N8UrROfyETc/edit?usp=sharing</text:a></text:p>
          </table:table-cell>
          <table:table-cell table:style-name="ce4" table:formula="of:=HYPERLINK(&quot;https://docs.google.com/document/d/1YScbezTWHdcPMfl9yyy-ONDJIHcLqmn2N8UrROfyETc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Culver City pub</text:p>
          </table:table-cell>
          <table:table-cell/>
          <table:table-cell table:style-name="ce3" office:value-type="string" calcext:value-type="string">
            <text:p><text:a xlink:href="https://docs.google.com/document/d/1YScbezTWHdcPMfl9yyy-ONDJIHcLqmn2N8UrROfyETc/pub" xlink:type="simple">https://docs.google.com/document/d/1YScbezTWHdcPMfl9yyy-ONDJIHcLqmn2N8UrROfyETc/pub</text:a></text:p>
          </table:table-cell>
          <table:table-cell table:style-name="ce4" table:formula="of:=HYPERLINK(&quot;https://docs.google.com/document/d/1YScbezTWHdcPMfl9yyy-ONDJIHcLqmn2N8UrROfyETc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Culver City view</text:p>
          </table:table-cell>
          <table:table-cell/>
          <table:table-cell table:style-name="ce3" office:value-type="string" calcext:value-type="string">
            <text:p><text:a xlink:href="https://docs.google.com/document/d/1YScbezTWHdcPMfl9yyy-ONDJIHcLqmn2N8UrROfyETc/view" xlink:type="simple">https://docs.google.com/document/d/1YScbezTWHdcPMfl9yyy-ONDJIHcLqmn2N8UrROfyETc/view</text:a></text:p>
          </table:table-cell>
          <table:table-cell table:style-name="ce4" table:formula="of:=HYPERLINK(&quot;https://docs.google.com/document/d/1YScbezTWHdcPMfl9yyy-ONDJIHcLqmn2N8UrROfyETc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3" office:value-type="string" calcext:value-type="string">
            <text:p><text:a xlink:href="https://docs.google.com/document/d/18OkVhOppEEULsRSwldgpSSJU-XQUtrIQ3fNEpenCCyo/edit?usp=sharing" xlink:type="simple">https://docs.google.com/document/d/18OkVhOppEEULsRSwldgpSSJU-XQUtrIQ3fNEpenCCyo/edit?usp=sharing</text:a></text:p>
          </table:table-cell>
          <table:table-cell table:style-name="ce4" table:formula="of:=HYPERLINK(&quot;https://docs.google.com/document/d/18OkVhOppEEULsRSwldgpSSJU-XQUtrIQ3fNEpenCCy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3" office:value-type="string" calcext:value-type="string">
            <text:p><text:a xlink:href="https://docs.google.com/document/d/18OkVhOppEEULsRSwldgpSSJU-XQUtrIQ3fNEpenCCyo/pub" xlink:type="simple">https://docs.google.com/document/d/18OkVhOppEEULsRSwldgpSSJU-XQUtrIQ3fNEpenCCyo/pub</text:a></text:p>
          </table:table-cell>
          <table:table-cell table:style-name="ce4" table:formula="of:=HYPERLINK(&quot;https://docs.google.com/document/d/18OkVhOppEEULsRSwldgpSSJU-XQUtrIQ3fNEpenCCy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3" office:value-type="string" calcext:value-type="string">
            <text:p><text:a xlink:href="https://docs.google.com/document/d/18OkVhOppEEULsRSwldgpSSJU-XQUtrIQ3fNEpenCCyo/view" xlink:type="simple">https://docs.google.com/document/d/18OkVhOppEEULsRSwldgpSSJU-XQUtrIQ3fNEpenCCyo/view</text:a></text:p>
          </table:table-cell>
          <table:table-cell table:style-name="ce4" table:formula="of:=HYPERLINK(&quot;https://docs.google.com/document/d/18OkVhOppEEULsRSwldgpSSJU-XQUtrIQ3fNEpenCCyo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3" office:value-type="string" calcext:value-type="string">
            <text:p><text:a xlink:href="https://docs.google.com/document/d/1L9X8978ErV7hdmwNGxBYt1NG4liCPzY_PGTJW_79csk/edit?usp=sharing" xlink:type="simple">https://docs.google.com/document/d/1L9X8978ErV7hdmwNGxBYt1NG4liCPzY_PGTJW_79csk/edit?usp=sharing</text:a></text:p>
          </table:table-cell>
          <table:table-cell table:style-name="ce4" table:formula="of:=HYPERLINK(&quot;https://docs.google.com/document/d/1L9X8978ErV7hdmwNGxBYt1NG4liCPzY_PGTJW_79csk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3" office:value-type="string" calcext:value-type="string">
            <text:p><text:a xlink:href="https://docs.google.com/document/d/1L9X8978ErV7hdmwNGxBYt1NG4liCPzY_PGTJW_79csk/pub" xlink:type="simple">https://docs.google.com/document/d/1L9X8978ErV7hdmwNGxBYt1NG4liCPzY_PGTJW_79csk/pub</text:a></text:p>
          </table:table-cell>
          <table:table-cell table:style-name="ce4" table:formula="of:=HYPERLINK(&quot;https://docs.google.com/document/d/1L9X8978ErV7hdmwNGxBYt1NG4liCPzY_PGTJW_79csk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3" office:value-type="string" calcext:value-type="string">
            <text:p><text:a xlink:href="https://docs.google.com/document/d/1L9X8978ErV7hdmwNGxBYt1NG4liCPzY_PGTJW_79csk/view" xlink:type="simple">https://docs.google.com/document/d/1L9X8978ErV7hdmwNGxBYt1NG4liCPzY_PGTJW_79csk/view</text:a></text:p>
          </table:table-cell>
          <table:table-cell table:style-name="ce4" table:formula="of:=HYPERLINK(&quot;https://docs.google.com/document/d/1L9X8978ErV7hdmwNGxBYt1NG4liCPzY_PGTJW_79csk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3" office:value-type="string" calcext:value-type="string">
            <text:p><text:a xlink:href="https://docs.google.com/document/d/178EfmD4_BU1nEwWzKHvmOCH1farhPcCQKehOudqUiWg/edit?usp=sharing" xlink:type="simple">https://docs.google.com/document/d/178EfmD4_BU1nEwWzKHvmOCH1farhPcCQKehOudqUiWg/edit?usp=sharing</text:a></text:p>
          </table:table-cell>
          <table:table-cell table:style-name="ce4" table:formula="of:=HYPERLINK(&quot;https://docs.google.com/document/d/178EfmD4_BU1nEwWzKHvmOCH1farhPcCQKehOudqUiWg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photobooth Culver City pub</text:p>
          </table:table-cell>
          <table:table-cell/>
          <table:table-cell table:style-name="ce3" office:value-type="string" calcext:value-type="string">
            <text:p><text:a xlink:href="https://docs.google.com/document/d/178EfmD4_BU1nEwWzKHvmOCH1farhPcCQKehOudqUiWg/pub" xlink:type="simple">https://docs.google.com/document/d/178EfmD4_BU1nEwWzKHvmOCH1farhPcCQKehOudqUiWg/pub</text:a></text:p>
          </table:table-cell>
          <table:table-cell table:style-name="ce4" table:formula="of:=HYPERLINK(&quot;https://docs.google.com/document/d/178EfmD4_BU1nEwWzKHvmOCH1farhPcCQKehOudqUiWg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photobooth Culver City view</text:p>
          </table:table-cell>
          <table:table-cell/>
          <table:table-cell table:style-name="ce3" office:value-type="string" calcext:value-type="string">
            <text:p><text:a xlink:href="https://docs.google.com/document/d/178EfmD4_BU1nEwWzKHvmOCH1farhPcCQKehOudqUiWg/view" xlink:type="simple">https://docs.google.com/document/d/178EfmD4_BU1nEwWzKHvmOCH1farhPcCQKehOudqUiWg/view</text:a></text:p>
          </table:table-cell>
          <table:table-cell table:style-name="ce4" table:formula="of:=HYPERLINK(&quot;https://docs.google.com/document/d/178EfmD4_BU1nEwWzKHvmOCH1farhPcCQKehOudqUiWg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package Culver City</text:p>
          </table:table-cell>
          <table:table-cell/>
          <table:table-cell table:style-name="ce3" office:value-type="string" calcext:value-type="string">
            <text:p><text:a xlink:href="https://docs.google.com/document/d/1CRR8zhoI5tphQliOeMwxFTxHuSlO27CTozeQfbG5ecc/edit?usp=sharing" xlink:type="simple">https://docs.google.com/document/d/1CRR8zhoI5tphQliOeMwxFTxHuSlO27CTozeQfbG5ecc/edit?usp=sharing</text:a></text:p>
          </table:table-cell>
          <table:table-cell table:style-name="ce4" table:formula="of:=HYPERLINK(&quot;https://docs.google.com/document/d/1CRR8zhoI5tphQliOeMwxFTxHuSlO27CTozeQfbG5ecc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package Culver City pub</text:p>
          </table:table-cell>
          <table:table-cell/>
          <table:table-cell table:style-name="ce3" office:value-type="string" calcext:value-type="string">
            <text:p><text:a xlink:href="https://docs.google.com/document/d/1CRR8zhoI5tphQliOeMwxFTxHuSlO27CTozeQfbG5ecc/pub" xlink:type="simple">https://docs.google.com/document/d/1CRR8zhoI5tphQliOeMwxFTxHuSlO27CTozeQfbG5ecc/pub</text:a></text:p>
          </table:table-cell>
          <table:table-cell table:style-name="ce4" table:formula="of:=HYPERLINK(&quot;https://docs.google.com/document/d/1CRR8zhoI5tphQliOeMwxFTxHuSlO27CTozeQfbG5ecc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package Culver City view</text:p>
          </table:table-cell>
          <table:table-cell/>
          <table:table-cell table:style-name="ce3" office:value-type="string" calcext:value-type="string">
            <text:p><text:a xlink:href="https://docs.google.com/document/d/1CRR8zhoI5tphQliOeMwxFTxHuSlO27CTozeQfbG5ecc/view" xlink:type="simple">https://docs.google.com/document/d/1CRR8zhoI5tphQliOeMwxFTxHuSlO27CTozeQfbG5ecc/view</text:a></text:p>
          </table:table-cell>
          <table:table-cell table:style-name="ce4" table:formula="of:=HYPERLINK(&quot;https://docs.google.com/document/d/1CRR8zhoI5tphQliOeMwxFTxHuSlO27CTozeQfbG5ecc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for rent Culver City</text:p>
          </table:table-cell>
          <table:table-cell/>
          <table:table-cell table:style-name="ce3" office:value-type="string" calcext:value-type="string">
            <text:p><text:a xlink:href="https://docs.google.com/document/d/1DirtBx2JcZ858CUWja-g9owsRVsdINkC5SLzuWo2mbY/edit?usp=sharing" xlink:type="simple">https://docs.google.com/document/d/1DirtBx2JcZ858CUWja-g9owsRVsdINkC5SLzuWo2mbY/edit?usp=sharing</text:a></text:p>
          </table:table-cell>
          <table:table-cell table:style-name="ce4" table:formula="of:=HYPERLINK(&quot;https://docs.google.com/document/d/1DirtBx2JcZ858CUWja-g9owsRVsdINkC5SLzuWo2mbY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for rent Culver City pub</text:p>
          </table:table-cell>
          <table:table-cell/>
          <table:table-cell table:style-name="ce3" office:value-type="string" calcext:value-type="string">
            <text:p><text:a xlink:href="https://docs.google.com/document/d/1DirtBx2JcZ858CUWja-g9owsRVsdINkC5SLzuWo2mbY/pub" xlink:type="simple">https://docs.google.com/document/d/1DirtBx2JcZ858CUWja-g9owsRVsdINkC5SLzuWo2mbY/pub</text:a></text:p>
          </table:table-cell>
          <table:table-cell table:style-name="ce4" table:formula="of:=HYPERLINK(&quot;https://docs.google.com/document/d/1DirtBx2JcZ858CUWja-g9owsRVsdINkC5SLzuWo2mbY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for rent Culver City view</text:p>
          </table:table-cell>
          <table:table-cell/>
          <table:table-cell table:style-name="ce3" office:value-type="string" calcext:value-type="string">
            <text:p><text:a xlink:href="https://docs.google.com/document/d/1DirtBx2JcZ858CUWja-g9owsRVsdINkC5SLzuWo2mbY/view" xlink:type="simple">https://docs.google.com/document/d/1DirtBx2JcZ858CUWja-g9owsRVsdINkC5SLzuWo2mbY/view</text:a></text:p>
          </table:table-cell>
          <table:table-cell table:style-name="ce4" table:formula="of:=HYPERLINK(&quot;https://docs.google.com/document/d/1DirtBx2JcZ858CUWja-g9owsRVsdINkC5SLzuWo2mbY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rent Culver City</text:p>
          </table:table-cell>
          <table:table-cell/>
          <table:table-cell table:style-name="ce3" office:value-type="string" calcext:value-type="string">
            <text:p><text:a xlink:href="https://docs.google.com/document/d/1WHUCYwwDaff1L6hPlR80qZ-o8hDBCvGw6iFxroCOMmQ/edit?usp=sharing" xlink:type="simple">https://docs.google.com/document/d/1WHUCYwwDaff1L6hPlR80qZ-o8hDBCvGw6iFxroCOMmQ/edit?usp=sharing</text:a></text:p>
          </table:table-cell>
          <table:table-cell table:style-name="ce4" table:formula="of:=HYPERLINK(&quot;https://docs.google.com/document/d/1WHUCYwwDaff1L6hPlR80qZ-o8hDBCvGw6iFxroCOMmQ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rent Culver City pub</text:p>
          </table:table-cell>
          <table:table-cell/>
          <table:table-cell table:style-name="ce3" office:value-type="string" calcext:value-type="string">
            <text:p><text:a xlink:href="https://docs.google.com/document/d/1WHUCYwwDaff1L6hPlR80qZ-o8hDBCvGw6iFxroCOMmQ/pub" xlink:type="simple">https://docs.google.com/document/d/1WHUCYwwDaff1L6hPlR80qZ-o8hDBCvGw6iFxroCOMmQ/pub</text:a></text:p>
          </table:table-cell>
          <table:table-cell table:style-name="ce4" table:formula="of:=HYPERLINK(&quot;https://docs.google.com/document/d/1WHUCYwwDaff1L6hPlR80qZ-o8hDBCvGw6iFxroCOMmQ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rent Culver City view</text:p>
          </table:table-cell>
          <table:table-cell/>
          <table:table-cell table:style-name="ce3" office:value-type="string" calcext:value-type="string">
            <text:p><text:a xlink:href="https://docs.google.com/document/d/1WHUCYwwDaff1L6hPlR80qZ-o8hDBCvGw6iFxroCOMmQ/view" xlink:type="simple">https://docs.google.com/document/d/1WHUCYwwDaff1L6hPlR80qZ-o8hDBCvGw6iFxroCOMmQ/view</text:a></text:p>
          </table:table-cell>
          <table:table-cell table:style-name="ce4" table:formula="of:=HYPERLINK(&quot;https://docs.google.com/document/d/1WHUCYwwDaff1L6hPlR80qZ-o8hDBCvGw6iFxroCOMmQ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3" office:value-type="string" calcext:value-type="string">
            <text:p><text:a xlink:href="https://docs.google.com/document/d/1P9rYB6bPMVPdIWXvFXPIyH1nJCjRZNVx0q5WSB3B11s/edit?usp=sharing" xlink:type="simple">https://docs.google.com/document/d/1P9rYB6bPMVPdIWXvFXPIyH1nJCjRZNVx0q5WSB3B11s/edit?usp=sharing</text:a></text:p>
          </table:table-cell>
          <table:table-cell table:style-name="ce4" table:formula="of:=HYPERLINK(&quot;https://docs.google.com/document/d/1P9rYB6bPMVPdIWXvFXPIyH1nJCjRZNVx0q5WSB3B11s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3" office:value-type="string" calcext:value-type="string">
            <text:p><text:a xlink:href="https://docs.google.com/document/d/1P9rYB6bPMVPdIWXvFXPIyH1nJCjRZNVx0q5WSB3B11s/pub" xlink:type="simple">https://docs.google.com/document/d/1P9rYB6bPMVPdIWXvFXPIyH1nJCjRZNVx0q5WSB3B11s/pub</text:a></text:p>
          </table:table-cell>
          <table:table-cell table:style-name="ce4" table:formula="of:=HYPERLINK(&quot;https://docs.google.com/document/d/1P9rYB6bPMVPdIWXvFXPIyH1nJCjRZNVx0q5WSB3B11s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3" office:value-type="string" calcext:value-type="string">
            <text:p><text:a xlink:href="https://docs.google.com/document/d/1P9rYB6bPMVPdIWXvFXPIyH1nJCjRZNVx0q5WSB3B11s/view" xlink:type="simple">https://docs.google.com/document/d/1P9rYB6bPMVPdIWXvFXPIyH1nJCjRZNVx0q5WSB3B11s/view</text:a></text:p>
          </table:table-cell>
          <table:table-cell table:style-name="ce4" table:formula="of:=HYPERLINK(&quot;https://docs.google.com/document/d/1P9rYB6bPMVPdIWXvFXPIyH1nJCjRZNVx0q5WSB3B11s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orporate event photo booth Culver City</text:p>
          </table:table-cell>
          <table:table-cell/>
          <table:table-cell table:style-name="ce3" office:value-type="string" calcext:value-type="string">
            <text:p><text:a xlink:href="https://docs.google.com/document/d/1DvY5x-_-HqTs7jvAbLIBDx40kwEVVhIW9KkFe_8ZxbY/edit?usp=sharing" xlink:type="simple">https://docs.google.com/document/d/1DvY5x-_-HqTs7jvAbLIBDx40kwEVVhIW9KkFe_8ZxbY/edit?usp=sharing</text:a></text:p>
          </table:table-cell>
          <table:table-cell table:style-name="ce4" table:formula="of:=HYPERLINK(&quot;https://docs.google.com/document/d/1DvY5x-_-HqTs7jvAbLIBDx40kwEVVhIW9KkFe_8Zxb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orporate event photo booth Culver City pub</text:p>
          </table:table-cell>
          <table:table-cell/>
          <table:table-cell table:style-name="ce3" office:value-type="string" calcext:value-type="string">
            <text:p><text:a xlink:href="https://docs.google.com/document/d/1DvY5x-_-HqTs7jvAbLIBDx40kwEVVhIW9KkFe_8ZxbY/pub" xlink:type="simple">https://docs.google.com/document/d/1DvY5x-_-HqTs7jvAbLIBDx40kwEVVhIW9KkFe_8ZxbY/pub</text:a></text:p>
          </table:table-cell>
          <table:table-cell table:style-name="ce4" table:formula="of:=HYPERLINK(&quot;https://docs.google.com/document/d/1DvY5x-_-HqTs7jvAbLIBDx40kwEVVhIW9KkFe_8Zxb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orporate event photo booth Culver City view</text:p>
          </table:table-cell>
          <table:table-cell/>
          <table:table-cell table:style-name="ce3" office:value-type="string" calcext:value-type="string">
            <text:p><text:a xlink:href="https://docs.google.com/document/d/1DvY5x-_-HqTs7jvAbLIBDx40kwEVVhIW9KkFe_8ZxbY/view" xlink:type="simple">https://docs.google.com/document/d/1DvY5x-_-HqTs7jvAbLIBDx40kwEVVhIW9KkFe_8ZxbY/view</text:a></text:p>
          </table:table-cell>
          <table:table-cell table:style-name="ce4" table:formula="of:=HYPERLINK(&quot;https://docs.google.com/document/d/1DvY5x-_-HqTs7jvAbLIBDx40kwEVVhIW9KkFe_8Zxb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3" office:value-type="string" calcext:value-type="string">
            <text:p><text:a xlink:href="https://docs.google.com/document/d/1yFHF5_1owMRvxQ6ZJJokz2YXpr9wK2U6MQbEc8rmK5g/edit?usp=sharing" xlink:type="simple">https://docs.google.com/document/d/1yFHF5_1owMRvxQ6ZJJokz2YXpr9wK2U6MQbEc8rmK5g/edit?usp=sharing</text:a></text:p>
          </table:table-cell>
          <table:table-cell table:style-name="ce4" table:formula="of:=HYPERLINK(&quot;https://docs.google.com/document/d/1yFHF5_1owMRvxQ6ZJJokz2YXpr9wK2U6MQbEc8rmK5g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3" office:value-type="string" calcext:value-type="string">
            <text:p><text:a xlink:href="https://docs.google.com/document/d/1yFHF5_1owMRvxQ6ZJJokz2YXpr9wK2U6MQbEc8rmK5g/pub" xlink:type="simple">https://docs.google.com/document/d/1yFHF5_1owMRvxQ6ZJJokz2YXpr9wK2U6MQbEc8rmK5g/pub</text:a></text:p>
          </table:table-cell>
          <table:table-cell table:style-name="ce4" table:formula="of:=HYPERLINK(&quot;https://docs.google.com/document/d/1yFHF5_1owMRvxQ6ZJJokz2YXpr9wK2U6MQbEc8rmK5g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3" office:value-type="string" calcext:value-type="string">
            <text:p><text:a xlink:href="https://docs.google.com/document/d/1yFHF5_1owMRvxQ6ZJJokz2YXpr9wK2U6MQbEc8rmK5g/view" xlink:type="simple">https://docs.google.com/document/d/1yFHF5_1owMRvxQ6ZJJokz2YXpr9wK2U6MQbEc8rmK5g/view</text:a></text:p>
          </table:table-cell>
          <table:table-cell table:style-name="ce4" table:formula="of:=HYPERLINK(&quot;https://docs.google.com/document/d/1yFHF5_1owMRvxQ6ZJJokz2YXpr9wK2U6MQbEc8rmK5g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wedding photo booth rental in Culver City</text:p>
          </table:table-cell>
          <table:table-cell/>
          <table:table-cell table:style-name="ce3" office:value-type="string" calcext:value-type="string">
            <text:p><text:a xlink:href="https://docs.google.com/document/d/1BuQUsEJCIv_IOGBgo8D-0znymvUaRnSN2Y1MwHjqPJ0/edit?usp=sharing" xlink:type="simple">https://docs.google.com/document/d/1BuQUsEJCIv_IOGBgo8D-0znymvUaRnSN2Y1MwHjqPJ0/edit?usp=sharing</text:a></text:p>
          </table:table-cell>
          <table:table-cell table:style-name="ce4" table:formula="of:=HYPERLINK(&quot;https://docs.google.com/document/d/1BuQUsEJCIv_IOGBgo8D-0znymvUaRnSN2Y1MwHjqPJ0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wedding photo booth rental in Culver City pub</text:p>
          </table:table-cell>
          <table:table-cell/>
          <table:table-cell table:style-name="ce3" office:value-type="string" calcext:value-type="string">
            <text:p><text:a xlink:href="https://docs.google.com/document/d/1BuQUsEJCIv_IOGBgo8D-0znymvUaRnSN2Y1MwHjqPJ0/pub" xlink:type="simple">https://docs.google.com/document/d/1BuQUsEJCIv_IOGBgo8D-0znymvUaRnSN2Y1MwHjqPJ0/pub</text:a></text:p>
          </table:table-cell>
          <table:table-cell table:style-name="ce4" table:formula="of:=HYPERLINK(&quot;https://docs.google.com/document/d/1BuQUsEJCIv_IOGBgo8D-0znymvUaRnSN2Y1MwHjqPJ0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wedding photo booth rental in Culver City view</text:p>
          </table:table-cell>
          <table:table-cell/>
          <table:table-cell table:style-name="ce3" office:value-type="string" calcext:value-type="string">
            <text:p><text:a xlink:href="https://docs.google.com/document/d/1BuQUsEJCIv_IOGBgo8D-0znymvUaRnSN2Y1MwHjqPJ0/view" xlink:type="simple">https://docs.google.com/document/d/1BuQUsEJCIv_IOGBgo8D-0znymvUaRnSN2Y1MwHjqPJ0/view</text:a></text:p>
          </table:table-cell>
          <table:table-cell table:style-name="ce4" table:formula="of:=HYPERLINK(&quot;https://docs.google.com/document/d/1BuQUsEJCIv_IOGBgo8D-0znymvUaRnSN2Y1MwHjqPJ0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in Culver City</text:p>
          </table:table-cell>
          <table:table-cell/>
          <table:table-cell table:style-name="ce3" office:value-type="string" calcext:value-type="string">
            <text:p><text:a xlink:href="https://docs.google.com/document/d/1eNM2zA7do-smPw32JPu-mFPfBhB50CmTtKtTRjkY55M/edit?usp=sharing" xlink:type="simple">https://docs.google.com/document/d/1eNM2zA7do-smPw32JPu-mFPfBhB50CmTtKtTRjkY55M/edit?usp=sharing</text:a></text:p>
          </table:table-cell>
          <table:table-cell table:style-name="ce4" table:formula="of:=HYPERLINK(&quot;https://docs.google.com/document/d/1eNM2zA7do-smPw32JPu-mFPfBhB50CmTtKtTRjkY55M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in Culver City pub</text:p>
          </table:table-cell>
          <table:table-cell/>
          <table:table-cell table:style-name="ce3" office:value-type="string" calcext:value-type="string">
            <text:p><text:a xlink:href="https://docs.google.com/document/d/1eNM2zA7do-smPw32JPu-mFPfBhB50CmTtKtTRjkY55M/pub" xlink:type="simple">https://docs.google.com/document/d/1eNM2zA7do-smPw32JPu-mFPfBhB50CmTtKtTRjkY55M/pub</text:a></text:p>
          </table:table-cell>
          <table:table-cell table:style-name="ce4" table:formula="of:=HYPERLINK(&quot;https://docs.google.com/document/d/1eNM2zA7do-smPw32JPu-mFPfBhB50CmTtKtTRjkY55M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in Culver City view</text:p>
          </table:table-cell>
          <table:table-cell/>
          <table:table-cell table:style-name="ce3" office:value-type="string" calcext:value-type="string">
            <text:p><text:a xlink:href="https://docs.google.com/document/d/1eNM2zA7do-smPw32JPu-mFPfBhB50CmTtKtTRjkY55M/view" xlink:type="simple">https://docs.google.com/document/d/1eNM2zA7do-smPw32JPu-mFPfBhB50CmTtKtTRjkY55M/view</text:a></text:p>
          </table:table-cell>
          <table:table-cell table:style-name="ce4" table:formula="of:=HYPERLINK(&quot;https://docs.google.com/document/d/1eNM2zA7do-smPw32JPu-mFPfBhB50CmTtKtTRjkY55M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 Culver City</text:p>
          </table:table-cell>
          <table:table-cell/>
          <table:table-cell table:style-name="ce3" office:value-type="string" calcext:value-type="string">
            <text:p><text:a xlink:href="https://docs.google.com/document/d/1t_iTT8b0sBilXSBSHhumCO2kyANOmUFxX4LWSA8Y1NU/edit?usp=sharing" xlink:type="simple">https://docs.google.com/document/d/1t_iTT8b0sBilXSBSHhumCO2kyANOmUFxX4LWSA8Y1NU/edit?usp=sharing</text:a></text:p>
          </table:table-cell>
          <table:table-cell table:style-name="ce4" table:formula="of:=HYPERLINK(&quot;https://docs.google.com/document/d/1t_iTT8b0sBilXSBSHhumCO2kyANOmUFxX4LWSA8Y1NU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 Culver City pub</text:p>
          </table:table-cell>
          <table:table-cell/>
          <table:table-cell table:style-name="ce3" office:value-type="string" calcext:value-type="string">
            <text:p><text:a xlink:href="https://docs.google.com/document/d/1t_iTT8b0sBilXSBSHhumCO2kyANOmUFxX4LWSA8Y1NU/pub" xlink:type="simple">https://docs.google.com/document/d/1t_iTT8b0sBilXSBSHhumCO2kyANOmUFxX4LWSA8Y1NU/pub</text:a></text:p>
          </table:table-cell>
          <table:table-cell table:style-name="ce4" table:formula="of:=HYPERLINK(&quot;https://docs.google.com/document/d/1t_iTT8b0sBilXSBSHhumCO2kyANOmUFxX4LWSA8Y1NU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 Culver City view</text:p>
          </table:table-cell>
          <table:table-cell/>
          <table:table-cell table:style-name="ce3" office:value-type="string" calcext:value-type="string">
            <text:p><text:a xlink:href="https://docs.google.com/document/d/1t_iTT8b0sBilXSBSHhumCO2kyANOmUFxX4LWSA8Y1NU/view" xlink:type="simple">https://docs.google.com/document/d/1t_iTT8b0sBilXSBSHhumCO2kyANOmUFxX4LWSA8Y1NU/view</text:a></text:p>
          </table:table-cell>
          <table:table-cell table:style-name="ce4" table:formula="of:=HYPERLINK(&quot;https://docs.google.com/document/d/1t_iTT8b0sBilXSBSHhumCO2kyANOmUFxX4LWSA8Y1NU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al Culver City</text:p>
          </table:table-cell>
          <table:table-cell/>
          <table:table-cell table:style-name="ce3" office:value-type="string" calcext:value-type="string">
            <text:p><text:a xlink:href="https://docs.google.com/document/d/1AgM6H6QvN_vSsgWrvfif7PAGHAgsocWxMX2WSNIuuaA/edit?usp=sharing" xlink:type="simple">https://docs.google.com/document/d/1AgM6H6QvN_vSsgWrvfif7PAGHAgsocWxMX2WSNIuuaA/edit?usp=sharing</text:a></text:p>
          </table:table-cell>
          <table:table-cell table:style-name="ce4" table:formula="of:=HYPERLINK(&quot;https://docs.google.com/document/d/1AgM6H6QvN_vSsgWrvfif7PAGHAgsocWxMX2WSNIuuaA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al Culver City pub</text:p>
          </table:table-cell>
          <table:table-cell/>
          <table:table-cell table:style-name="ce3" office:value-type="string" calcext:value-type="string">
            <text:p><text:a xlink:href="https://docs.google.com/document/d/1AgM6H6QvN_vSsgWrvfif7PAGHAgsocWxMX2WSNIuuaA/pub" xlink:type="simple">https://docs.google.com/document/d/1AgM6H6QvN_vSsgWrvfif7PAGHAgsocWxMX2WSNIuuaA/pub</text:a></text:p>
          </table:table-cell>
          <table:table-cell table:style-name="ce4" table:formula="of:=HYPERLINK(&quot;https://docs.google.com/document/d/1AgM6H6QvN_vSsgWrvfif7PAGHAgsocWxMX2WSNIuuaA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al Culver City view</text:p>
          </table:table-cell>
          <table:table-cell/>
          <table:table-cell table:style-name="ce3" office:value-type="string" calcext:value-type="string">
            <text:p><text:a xlink:href="https://docs.google.com/document/d/1AgM6H6QvN_vSsgWrvfif7PAGHAgsocWxMX2WSNIuuaA/view" xlink:type="simple">https://docs.google.com/document/d/1AgM6H6QvN_vSsgWrvfif7PAGHAgsocWxMX2WSNIuuaA/view</text:a></text:p>
          </table:table-cell>
          <table:table-cell table:style-name="ce4" table:formula="of:=HYPERLINK(&quot;https://docs.google.com/document/d/1AgM6H6QvN_vSsgWrvfif7PAGHAgsocWxMX2WSNIuuaA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to rental Culver City</text:p>
          </table:table-cell>
          <table:table-cell/>
          <table:table-cell table:style-name="ce3" office:value-type="string" calcext:value-type="string">
            <text:p><text:a xlink:href="https://docs.google.com/document/d/1EqRr4vXwaIBB9zLiaqVfudv2KW59saVuv9EQ1km3HQg/edit?usp=sharing" xlink:type="simple">https://docs.google.com/document/d/1EqRr4vXwaIBB9zLiaqVfudv2KW59saVuv9EQ1km3HQg/edit?usp=sharing</text:a></text:p>
          </table:table-cell>
          <table:table-cell table:style-name="ce4" table:formula="of:=HYPERLINK(&quot;https://docs.google.com/document/d/1EqRr4vXwaIBB9zLiaqVfudv2KW59saVuv9EQ1km3HQg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to rental Culver City pub</text:p>
          </table:table-cell>
          <table:table-cell/>
          <table:table-cell table:style-name="ce3" office:value-type="string" calcext:value-type="string">
            <text:p><text:a xlink:href="https://docs.google.com/document/d/1EqRr4vXwaIBB9zLiaqVfudv2KW59saVuv9EQ1km3HQg/pub" xlink:type="simple">https://docs.google.com/document/d/1EqRr4vXwaIBB9zLiaqVfudv2KW59saVuv9EQ1km3HQg/pub</text:a></text:p>
          </table:table-cell>
          <table:table-cell table:style-name="ce4" table:formula="of:=HYPERLINK(&quot;https://docs.google.com/document/d/1EqRr4vXwaIBB9zLiaqVfudv2KW59saVuv9EQ1km3HQg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to rental Culver City view</text:p>
          </table:table-cell>
          <table:table-cell/>
          <table:table-cell table:style-name="ce3" office:value-type="string" calcext:value-type="string">
            <text:p><text:a xlink:href="https://docs.google.com/document/d/1EqRr4vXwaIBB9zLiaqVfudv2KW59saVuv9EQ1km3HQg/view" xlink:type="simple">https://docs.google.com/document/d/1EqRr4vXwaIBB9zLiaqVfudv2KW59saVuv9EQ1km3HQg/view</text:a></text:p>
          </table:table-cell>
          <table:table-cell table:style-name="ce4" table:formula="of:=HYPERLINK(&quot;https://docs.google.com/document/d/1EqRr4vXwaIBB9zLiaqVfudv2KW59saVuv9EQ1km3HQg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to rent Culver City</text:p>
          </table:table-cell>
          <table:table-cell/>
          <table:table-cell table:style-name="ce3" office:value-type="string" calcext:value-type="string">
            <text:p><text:a xlink:href="https://docs.google.com/document/d/148ix1-IQPkSBxt5bN59DeuHbXocEjGGwIgBiuOD-fUw/edit?usp=sharing" xlink:type="simple">https://docs.google.com/document/d/148ix1-IQPkSBxt5bN59DeuHbXocEjGGwIgBiuOD-fUw/edit?usp=sharing</text:a></text:p>
          </table:table-cell>
          <table:table-cell table:style-name="ce4" table:formula="of:=HYPERLINK(&quot;https://docs.google.com/document/d/148ix1-IQPkSBxt5bN59DeuHbXocEjGGwIgBiuOD-fUw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to rent Culver City pub</text:p>
          </table:table-cell>
          <table:table-cell/>
          <table:table-cell table:style-name="ce3" office:value-type="string" calcext:value-type="string">
            <text:p><text:a xlink:href="https://docs.google.com/document/d/148ix1-IQPkSBxt5bN59DeuHbXocEjGGwIgBiuOD-fUw/pub" xlink:type="simple">https://docs.google.com/document/d/148ix1-IQPkSBxt5bN59DeuHbXocEjGGwIgBiuOD-fUw/pub</text:a></text:p>
          </table:table-cell>
          <table:table-cell table:style-name="ce4" table:formula="of:=HYPERLINK(&quot;https://docs.google.com/document/d/148ix1-IQPkSBxt5bN59DeuHbXocEjGGwIgBiuOD-fUw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to rent Culver City view</text:p>
          </table:table-cell>
          <table:table-cell/>
          <table:table-cell table:style-name="ce3" office:value-type="string" calcext:value-type="string">
            <text:p><text:a xlink:href="https://docs.google.com/document/d/148ix1-IQPkSBxt5bN59DeuHbXocEjGGwIgBiuOD-fUw/view" xlink:type="simple">https://docs.google.com/document/d/148ix1-IQPkSBxt5bN59DeuHbXocEjGGwIgBiuOD-fUw/view</text:a></text:p>
          </table:table-cell>
          <table:table-cell table:style-name="ce4" table:formula="of:=HYPERLINK(&quot;https://docs.google.com/document/d/148ix1-IQPkSBxt5bN59DeuHbXocEjGGwIgBiuOD-fUw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ulver City</text:p>
          </table:table-cell>
          <table:table-cell/>
          <table:table-cell table:style-name="ce3" office:value-type="string" calcext:value-type="string">
            <text:p><text:a xlink:href="https://docs.google.com/document/d/1HvY2X4RacB8zwpsmBD4tTWCy6YwF1CEP6cNKeswIis8/edit?usp=sharing" xlink:type="simple">https://docs.google.com/document/d/1HvY2X4RacB8zwpsmBD4tTWCy6YwF1CEP6cNKeswIis8/edit?usp=sharing</text:a></text:p>
          </table:table-cell>
          <table:table-cell table:style-name="ce4" table:formula="of:=HYPERLINK(&quot;https://docs.google.com/document/d/1HvY2X4RacB8zwpsmBD4tTWCy6YwF1CEP6cNKeswIis8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ulver City pub</text:p>
          </table:table-cell>
          <table:table-cell/>
          <table:table-cell table:style-name="ce3" office:value-type="string" calcext:value-type="string">
            <text:p><text:a xlink:href="https://docs.google.com/document/d/1HvY2X4RacB8zwpsmBD4tTWCy6YwF1CEP6cNKeswIis8/pub" xlink:type="simple">https://docs.google.com/document/d/1HvY2X4RacB8zwpsmBD4tTWCy6YwF1CEP6cNKeswIis8/pub</text:a></text:p>
          </table:table-cell>
          <table:table-cell table:style-name="ce4" table:formula="of:=HYPERLINK(&quot;https://docs.google.com/document/d/1HvY2X4RacB8zwpsmBD4tTWCy6YwF1CEP6cNKeswIis8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ulver City view</text:p>
          </table:table-cell>
          <table:table-cell/>
          <table:table-cell table:style-name="ce3" office:value-type="string" calcext:value-type="string">
            <text:p><text:a xlink:href="https://docs.google.com/document/d/1HvY2X4RacB8zwpsmBD4tTWCy6YwF1CEP6cNKeswIis8/view" xlink:type="simple">https://docs.google.com/document/d/1HvY2X4RacB8zwpsmBD4tTWCy6YwF1CEP6cNKeswIis8/view</text:a></text:p>
          </table:table-cell>
          <table:table-cell table:style-name="ce4" table:formula="of:=HYPERLINK(&quot;https://docs.google.com/document/d/1HvY2X4RacB8zwpsmBD4tTWCy6YwF1CEP6cNKeswIis8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Mobile Roaming booth rental Culver City</text:p>
          </table:table-cell>
          <table:table-cell/>
          <table:table-cell table:style-name="ce3" office:value-type="string" calcext:value-type="string">
            <text:p><text:a xlink:href="https://docs.google.com/document/d/15h711DTRsLgYrfmPQM2Grd5d9AYppH4_rsEzXy3COYQ/edit?usp=sharing" xlink:type="simple">https://docs.google.com/document/d/15h711DTRsLgYrfmPQM2Grd5d9AYppH4_rsEzXy3COYQ/edit?usp=sharing</text:a></text:p>
          </table:table-cell>
          <table:table-cell table:style-name="ce4" table:formula="of:=HYPERLINK(&quot;https://docs.google.com/document/d/15h711DTRsLgYrfmPQM2Grd5d9AYppH4_rsEzXy3COYQ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Mobile Roaming booth rental Culver City pub</text:p>
          </table:table-cell>
          <table:table-cell/>
          <table:table-cell table:style-name="ce3" office:value-type="string" calcext:value-type="string">
            <text:p><text:a xlink:href="https://docs.google.com/document/d/15h711DTRsLgYrfmPQM2Grd5d9AYppH4_rsEzXy3COYQ/pub" xlink:type="simple">https://docs.google.com/document/d/15h711DTRsLgYrfmPQM2Grd5d9AYppH4_rsEzXy3COYQ/pub</text:a></text:p>
          </table:table-cell>
          <table:table-cell table:style-name="ce4" table:formula="of:=HYPERLINK(&quot;https://docs.google.com/document/d/15h711DTRsLgYrfmPQM2Grd5d9AYppH4_rsEzXy3COYQ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Mobile Roaming booth rental Culver City view</text:p>
          </table:table-cell>
          <table:table-cell/>
          <table:table-cell table:style-name="ce3" office:value-type="string" calcext:value-type="string">
            <text:p><text:a xlink:href="https://docs.google.com/document/d/15h711DTRsLgYrfmPQM2Grd5d9AYppH4_rsEzXy3COYQ/view" xlink:type="simple">https://docs.google.com/document/d/15h711DTRsLgYrfmPQM2Grd5d9AYppH4_rsEzXy3COYQ/view</text:a></text:p>
          </table:table-cell>
          <table:table-cell table:style-name="ce4" table:formula="of:=HYPERLINK(&quot;https://docs.google.com/document/d/15h711DTRsLgYrfmPQM2Grd5d9AYppH4_rsEzXy3COYQ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4" table:formula="of:=HYPERLINK(&quot;https://sites.google.com/view/culvercityphotoboothrental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4" table:formula="of:=HYPERLINK(&quot;https://sites.google.com/view/culvercityphotoboothrentals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4" table:formula="of:=HYPERLINK(&quot;https://sites.google.com/view/photobooth-rental-culver-city/home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4" table:formula="of:=HYPERLINK(&quot;https://sites.google.com/view/photobooth-rental-culver-city/culver-city-photo-booths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/>
          <table:table-cell table:style-name="ce3" office:value-type="string" calcext:value-type="string">
            <text:p><text:a xlink:href="https://sites.google.com/view/photobooth-rental-culver-city/video-booth-rentals-culver-city" xlink:type="simple">https://sites.google.com/view/photobooth-rental-culver-city/video-booth-rentals-culver-city</text:a></text:p>
          </table:table-cell>
          <table:table-cell table:style-name="ce4" table:formula="of:=HYPERLINK(&quot;https://sites.google.com/view/photobooth-rental-culver-city/video-booth-rentals-culver-city&quot;;&quot;https://sites.google.com/view/culvercityphotoboothrentals/home&quot;)" office:value-type="string" office:string-value="https://sites.google.com/view/culvercityphotoboothrentals/home" calcext:value-type="string">
            <text:p>https://sites.google.com/view/culvercityphotoboothrentals/h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4" table:formula="of:=HYPERLINK(&quot;https://docs.google.com/spreadsheets/d/18HC_P_4U5pQ5KGbXpTftMQki57_ssAeLWRaqRBVPERI/edit?disco=AAABSmudoMg&quot;; image(&quot;https://api.qrserver.com/v1/create-qr-code/?size=150x150&amp;data=https://docs.google.com/spreadsheets/d/18HC_P_4U5pQ5KGbXpTftMQki57_ssAeLWRaqRBVPERI/edit?disco=AAABSmudoM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spreadsheets/d/18HC_P_4U5pQ5KGbXpTftMQki57_ssAeLWRaqRBVPERI/edit?disco=AAABSmudoMg" xlink:type="simple">https://docs.google.com/spreadsheets/d/18HC_P_4U5pQ5KGbXpTftMQki57_ssAeLWRaqRBVPERI/edit?disco=AAABSmudoMg</text:a></text:p>
          </table:table-cell>
          <table:table-cell table:style-name="ce4" table:formula="of:=HYPERLINK(&quot;https://docs.google.com/spreadsheets/d/18HC_P_4U5pQ5KGbXpTftMQki57_ssAeLWRaqRBVPERI/edit?disco=AAABSmudoMg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4" table:formula="of:=HYPERLINK(&quot;https://docs.google.com/drawings/d/19y3koJB8ZKTgHjYlxxEBbe3aaBX_WQ70mYxyfJTxrvE/edit?disco=AAABSwI6CaM&quot;; image(&quot;https://api.qrserver.com/v1/create-qr-code/?size=150x150&amp;data=https://docs.google.com/drawings/d/19y3koJB8ZKTgHjYlxxEBbe3aaBX_WQ70mYxyfJTxrvE/edit?disco=AAABSwI6CaM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rawings/d/19y3koJB8ZKTgHjYlxxEBbe3aaBX_WQ70mYxyfJTxrvE/edit?disco=AAABSwI6CaM" xlink:type="simple">https://docs.google.com/drawings/d/19y3koJB8ZKTgHjYlxxEBbe3aaBX_WQ70mYxyfJTxrvE/edit?disco=AAABSwI6CaM</text:a></text:p>
          </table:table-cell>
          <table:table-cell table:style-name="ce4" table:formula="of:=HYPERLINK(&quot;https://docs.google.com/drawings/d/19y3koJB8ZKTgHjYlxxEBbe3aaBX_WQ70mYxyfJTxrvE/edit?disco=AAABSwI6CaM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5h711DTRsLgYrfmPQM2Grd5d9AYppH4_rsEzXy3COYQ/edit?disco=AAABSv-_98c&quot;; image(&quot;https://api.qrserver.com/v1/create-qr-code/?size=150x150&amp;data=https://docs.google.com/document/d/15h711DTRsLgYrfmPQM2Grd5d9AYppH4_rsEzXy3COYQ/edit?disco=AAABSv-_98c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5h711DTRsLgYrfmPQM2Grd5d9AYppH4_rsEzXy3COYQ/edit?disco=AAABSv-_98c" xlink:type="simple">https://docs.google.com/document/d/15h711DTRsLgYrfmPQM2Grd5d9AYppH4_rsEzXy3COYQ/edit?disco=AAABSv-_98c</text:a></text:p>
          </table:table-cell>
          <table:table-cell table:style-name="ce4" table:formula="of:=HYPERLINK(&quot;https://docs.google.com/document/d/15h711DTRsLgYrfmPQM2Grd5d9AYppH4_rsEzXy3COYQ/edit?disco=AAABSv-_98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HvY2X4RacB8zwpsmBD4tTWCy6YwF1CEP6cNKeswIis8/edit?disco=AAABSvHUChQ&quot;; image(&quot;https://api.qrserver.com/v1/create-qr-code/?size=150x150&amp;data=https://docs.google.com/document/d/1HvY2X4RacB8zwpsmBD4tTWCy6YwF1CEP6cNKeswIis8/edit?disco=AAABSvHUChQ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HvY2X4RacB8zwpsmBD4tTWCy6YwF1CEP6cNKeswIis8/edit?disco=AAABSvHUChQ" xlink:type="simple">https://docs.google.com/document/d/1HvY2X4RacB8zwpsmBD4tTWCy6YwF1CEP6cNKeswIis8/edit?disco=AAABSvHUChQ</text:a></text:p>
          </table:table-cell>
          <table:table-cell table:style-name="ce4" table:formula="of:=HYPERLINK(&quot;https://docs.google.com/document/d/1HvY2X4RacB8zwpsmBD4tTWCy6YwF1CEP6cNKeswIis8/edit?disco=AAABSvHUCh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48ix1-IQPkSBxt5bN59DeuHbXocEjGGwIgBiuOD-fUw/edit?disco=AAABSnQd_no&quot;; image(&quot;https://api.qrserver.com/v1/create-qr-code/?size=150x150&amp;data=https://docs.google.com/document/d/148ix1-IQPkSBxt5bN59DeuHbXocEjGGwIgBiuOD-fUw/edit?disco=AAABSnQd_no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48ix1-IQPkSBxt5bN59DeuHbXocEjGGwIgBiuOD-fUw/edit?disco=AAABSnQd_no" xlink:type="simple">https://docs.google.com/document/d/148ix1-IQPkSBxt5bN59DeuHbXocEjGGwIgBiuOD-fUw/edit?disco=AAABSnQd_no</text:a></text:p>
          </table:table-cell>
          <table:table-cell table:style-name="ce4" table:formula="of:=HYPERLINK(&quot;https://docs.google.com/document/d/148ix1-IQPkSBxt5bN59DeuHbXocEjGGwIgBiuOD-fUw/edit?disco=AAABSnQd_n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EqRr4vXwaIBB9zLiaqVfudv2KW59saVuv9EQ1km3HQg/edit?disco=AAABSvFh4U4&quot;; image(&quot;https://api.qrserver.com/v1/create-qr-code/?size=150x150&amp;data=https://docs.google.com/document/d/1EqRr4vXwaIBB9zLiaqVfudv2KW59saVuv9EQ1km3HQg/edit?disco=AAABSvFh4U4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EqRr4vXwaIBB9zLiaqVfudv2KW59saVuv9EQ1km3HQg/edit?disco=AAABSvFh4U4" xlink:type="simple">https://docs.google.com/document/d/1EqRr4vXwaIBB9zLiaqVfudv2KW59saVuv9EQ1km3HQg/edit?disco=AAABSvFh4U4</text:a></text:p>
          </table:table-cell>
          <table:table-cell table:style-name="ce4" table:formula="of:=HYPERLINK(&quot;https://docs.google.com/document/d/1EqRr4vXwaIBB9zLiaqVfudv2KW59saVuv9EQ1km3HQg/edit?disco=AAABSvFh4U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AgM6H6QvN_vSsgWrvfif7PAGHAgsocWxMX2WSNIuuaA/edit?disco=AAABSatER_4&quot;; image(&quot;https://api.qrserver.com/v1/create-qr-code/?size=150x150&amp;data=https://docs.google.com/document/d/1AgM6H6QvN_vSsgWrvfif7PAGHAgsocWxMX2WSNIuuaA/edit?disco=AAABSatER_4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AgM6H6QvN_vSsgWrvfif7PAGHAgsocWxMX2WSNIuuaA/edit?disco=AAABSatER_4" xlink:type="simple">https://docs.google.com/document/d/1AgM6H6QvN_vSsgWrvfif7PAGHAgsocWxMX2WSNIuuaA/edit?disco=AAABSatER_4</text:a></text:p>
          </table:table-cell>
          <table:table-cell table:style-name="ce4" table:formula="of:=HYPERLINK(&quot;https://docs.google.com/document/d/1AgM6H6QvN_vSsgWrvfif7PAGHAgsocWxMX2WSNIuuaA/edit?disco=AAABSatER_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t_iTT8b0sBilXSBSHhumCO2kyANOmUFxX4LWSA8Y1NU/edit?disco=AAABSul2j2g&quot;; image(&quot;https://api.qrserver.com/v1/create-qr-code/?size=150x150&amp;data=https://docs.google.com/document/d/1t_iTT8b0sBilXSBSHhumCO2kyANOmUFxX4LWSA8Y1NU/edit?disco=AAABSul2j2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t_iTT8b0sBilXSBSHhumCO2kyANOmUFxX4LWSA8Y1NU/edit?disco=AAABSul2j2g" xlink:type="simple">https://docs.google.com/document/d/1t_iTT8b0sBilXSBSHhumCO2kyANOmUFxX4LWSA8Y1NU/edit?disco=AAABSul2j2g</text:a></text:p>
          </table:table-cell>
          <table:table-cell table:style-name="ce4" table:formula="of:=HYPERLINK(&quot;https://docs.google.com/document/d/1t_iTT8b0sBilXSBSHhumCO2kyANOmUFxX4LWSA8Y1NU/edit?disco=AAABSul2j2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eNM2zA7do-smPw32JPu-mFPfBhB50CmTtKtTRjkY55M/edit?disco=AAABSUsvYYI&quot;; image(&quot;https://api.qrserver.com/v1/create-qr-code/?size=150x150&amp;data=https://docs.google.com/document/d/1eNM2zA7do-smPw32JPu-mFPfBhB50CmTtKtTRjkY55M/edit?disco=AAABSUsvYY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eNM2zA7do-smPw32JPu-mFPfBhB50CmTtKtTRjkY55M/edit?disco=AAABSUsvYYI" xlink:type="simple">https://docs.google.com/document/d/1eNM2zA7do-smPw32JPu-mFPfBhB50CmTtKtTRjkY55M/edit?disco=AAABSUsvYYI</text:a></text:p>
          </table:table-cell>
          <table:table-cell table:style-name="ce4" table:formula="of:=HYPERLINK(&quot;https://docs.google.com/document/d/1eNM2zA7do-smPw32JPu-mFPfBhB50CmTtKtTRjkY55M/edit?disco=AAABSUsvYY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BuQUsEJCIv_IOGBgo8D-0znymvUaRnSN2Y1MwHjqPJ0/edit?disco=AAABSd4iPkI&quot;; image(&quot;https://api.qrserver.com/v1/create-qr-code/?size=150x150&amp;data=https://docs.google.com/document/d/1BuQUsEJCIv_IOGBgo8D-0znymvUaRnSN2Y1MwHjqPJ0/edit?disco=AAABSd4iPk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BuQUsEJCIv_IOGBgo8D-0znymvUaRnSN2Y1MwHjqPJ0/edit?disco=AAABSd4iPkI" xlink:type="simple">https://docs.google.com/document/d/1BuQUsEJCIv_IOGBgo8D-0znymvUaRnSN2Y1MwHjqPJ0/edit?disco=AAABSd4iPkI</text:a></text:p>
          </table:table-cell>
          <table:table-cell table:style-name="ce4" table:formula="of:=HYPERLINK(&quot;https://docs.google.com/document/d/1BuQUsEJCIv_IOGBgo8D-0znymvUaRnSN2Y1MwHjqPJ0/edit?disco=AAABSd4iPk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yFHF5_1owMRvxQ6ZJJokz2YXpr9wK2U6MQbEc8rmK5g/edit?disco=AAABSVLjGOQ&quot;; image(&quot;https://api.qrserver.com/v1/create-qr-code/?size=150x150&amp;data=https://docs.google.com/document/d/1yFHF5_1owMRvxQ6ZJJokz2YXpr9wK2U6MQbEc8rmK5g/edit?disco=AAABSVLjGOQ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yFHF5_1owMRvxQ6ZJJokz2YXpr9wK2U6MQbEc8rmK5g/edit?disco=AAABSVLjGOQ" xlink:type="simple">https://docs.google.com/document/d/1yFHF5_1owMRvxQ6ZJJokz2YXpr9wK2U6MQbEc8rmK5g/edit?disco=AAABSVLjGOQ</text:a></text:p>
          </table:table-cell>
          <table:table-cell table:style-name="ce4" table:formula="of:=HYPERLINK(&quot;https://docs.google.com/document/d/1yFHF5_1owMRvxQ6ZJJokz2YXpr9wK2U6MQbEc8rmK5g/edit?disco=AAABSVLjGO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DvY5x-_-HqTs7jvAbLIBDx40kwEVVhIW9KkFe_8ZxbY/edit?disco=AAABOupmXNE&quot;; image(&quot;https://api.qrserver.com/v1/create-qr-code/?size=150x150&amp;data=https://docs.google.com/document/d/1DvY5x-_-HqTs7jvAbLIBDx40kwEVVhIW9KkFe_8ZxbY/edit?disco=AAABOupmXNE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DvY5x-_-HqTs7jvAbLIBDx40kwEVVhIW9KkFe_8ZxbY/edit?disco=AAABOupmXNE" xlink:type="simple">https://docs.google.com/document/d/1DvY5x-_-HqTs7jvAbLIBDx40kwEVVhIW9KkFe_8ZxbY/edit?disco=AAABOupmXNE</text:a></text:p>
          </table:table-cell>
          <table:table-cell table:style-name="ce4" table:formula="of:=HYPERLINK(&quot;https://docs.google.com/document/d/1DvY5x-_-HqTs7jvAbLIBDx40kwEVVhIW9KkFe_8ZxbY/edit?disco=AAABOupmXN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P9rYB6bPMVPdIWXvFXPIyH1nJCjRZNVx0q5WSB3B11s/edit?disco=AAABSnIr7zs&quot;; image(&quot;https://api.qrserver.com/v1/create-qr-code/?size=150x150&amp;data=https://docs.google.com/document/d/1P9rYB6bPMVPdIWXvFXPIyH1nJCjRZNVx0q5WSB3B11s/edit?disco=AAABSnIr7zs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P9rYB6bPMVPdIWXvFXPIyH1nJCjRZNVx0q5WSB3B11s/edit?disco=AAABSnIr7zs" xlink:type="simple">https://docs.google.com/document/d/1P9rYB6bPMVPdIWXvFXPIyH1nJCjRZNVx0q5WSB3B11s/edit?disco=AAABSnIr7zs</text:a></text:p>
          </table:table-cell>
          <table:table-cell table:style-name="ce4" table:formula="of:=HYPERLINK(&quot;https://docs.google.com/document/d/1P9rYB6bPMVPdIWXvFXPIyH1nJCjRZNVx0q5WSB3B11s/edit?disco=AAABSnIr7z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WHUCYwwDaff1L6hPlR80qZ-o8hDBCvGw6iFxroCOMmQ/edit?disco=AAABSVbrP_Y&quot;; image(&quot;https://api.qrserver.com/v1/create-qr-code/?size=150x150&amp;data=https://docs.google.com/document/d/1WHUCYwwDaff1L6hPlR80qZ-o8hDBCvGw6iFxroCOMmQ/edit?disco=AAABSVbrP_Y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WHUCYwwDaff1L6hPlR80qZ-o8hDBCvGw6iFxroCOMmQ/edit?disco=AAABSVbrP_Y" xlink:type="simple">https://docs.google.com/document/d/1WHUCYwwDaff1L6hPlR80qZ-o8hDBCvGw6iFxroCOMmQ/edit?disco=AAABSVbrP_Y</text:a></text:p>
          </table:table-cell>
          <table:table-cell table:style-name="ce4" table:formula="of:=HYPERLINK(&quot;https://docs.google.com/document/d/1WHUCYwwDaff1L6hPlR80qZ-o8hDBCvGw6iFxroCOMmQ/edit?disco=AAABSVbrP_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DirtBx2JcZ858CUWja-g9owsRVsdINkC5SLzuWo2mbY/edit?disco=AAABSumIubQ&quot;; image(&quot;https://api.qrserver.com/v1/create-qr-code/?size=150x150&amp;data=https://docs.google.com/document/d/1DirtBx2JcZ858CUWja-g9owsRVsdINkC5SLzuWo2mbY/edit?disco=AAABSumIubQ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DirtBx2JcZ858CUWja-g9owsRVsdINkC5SLzuWo2mbY/edit?disco=AAABSumIubQ" xlink:type="simple">https://docs.google.com/document/d/1DirtBx2JcZ858CUWja-g9owsRVsdINkC5SLzuWo2mbY/edit?disco=AAABSumIubQ</text:a></text:p>
          </table:table-cell>
          <table:table-cell table:style-name="ce4" table:formula="of:=HYPERLINK(&quot;https://docs.google.com/document/d/1DirtBx2JcZ858CUWja-g9owsRVsdINkC5SLzuWo2mbY/edit?disco=AAABSumIub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CRR8zhoI5tphQliOeMwxFTxHuSlO27CTozeQfbG5ecc/edit?disco=AAABSvMTfus&quot;; image(&quot;https://api.qrserver.com/v1/create-qr-code/?size=150x150&amp;data=https://docs.google.com/document/d/1CRR8zhoI5tphQliOeMwxFTxHuSlO27CTozeQfbG5ecc/edit?disco=AAABSvMTfus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CRR8zhoI5tphQliOeMwxFTxHuSlO27CTozeQfbG5ecc/edit?disco=AAABSvMTfus" xlink:type="simple">https://docs.google.com/document/d/1CRR8zhoI5tphQliOeMwxFTxHuSlO27CTozeQfbG5ecc/edit?disco=AAABSvMTfus</text:a></text:p>
          </table:table-cell>
          <table:table-cell table:style-name="ce4" table:formula="of:=HYPERLINK(&quot;https://docs.google.com/document/d/1CRR8zhoI5tphQliOeMwxFTxHuSlO27CTozeQfbG5ecc/edit?disco=AAABSvMTfu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78EfmD4_BU1nEwWzKHvmOCH1farhPcCQKehOudqUiWg/edit?disco=AAABL1T7BAE&quot;; image(&quot;https://api.qrserver.com/v1/create-qr-code/?size=150x150&amp;data=https://docs.google.com/document/d/178EfmD4_BU1nEwWzKHvmOCH1farhPcCQKehOudqUiWg/edit?disco=AAABL1T7BAE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78EfmD4_BU1nEwWzKHvmOCH1farhPcCQKehOudqUiWg/edit?disco=AAABL1T7BAE" xlink:type="simple">https://docs.google.com/document/d/178EfmD4_BU1nEwWzKHvmOCH1farhPcCQKehOudqUiWg/edit?disco=AAABL1T7BAE</text:a></text:p>
          </table:table-cell>
          <table:table-cell table:style-name="ce4" table:formula="of:=HYPERLINK(&quot;https://docs.google.com/document/d/178EfmD4_BU1nEwWzKHvmOCH1farhPcCQKehOudqUiWg/edit?disco=AAABL1T7BA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L9X8978ErV7hdmwNGxBYt1NG4liCPzY_PGTJW_79csk/edit?disco=AAABL1PF7TM&quot;; image(&quot;https://api.qrserver.com/v1/create-qr-code/?size=150x150&amp;data=https://docs.google.com/document/d/1L9X8978ErV7hdmwNGxBYt1NG4liCPzY_PGTJW_79csk/edit?disco=AAABL1PF7TM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L9X8978ErV7hdmwNGxBYt1NG4liCPzY_PGTJW_79csk/edit?disco=AAABL1PF7TM" xlink:type="simple">https://docs.google.com/document/d/1L9X8978ErV7hdmwNGxBYt1NG4liCPzY_PGTJW_79csk/edit?disco=AAABL1PF7TM</text:a></text:p>
          </table:table-cell>
          <table:table-cell table:style-name="ce4" table:formula="of:=HYPERLINK(&quot;https://docs.google.com/document/d/1L9X8978ErV7hdmwNGxBYt1NG4liCPzY_PGTJW_79csk/edit?disco=AAABL1PF7T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8OkVhOppEEULsRSwldgpSSJU-XQUtrIQ3fNEpenCCyo/edit?disco=AAABL1RAKwI&quot;; image(&quot;https://api.qrserver.com/v1/create-qr-code/?size=150x150&amp;data=https://docs.google.com/document/d/18OkVhOppEEULsRSwldgpSSJU-XQUtrIQ3fNEpenCCyo/edit?disco=AAABL1RAKw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8OkVhOppEEULsRSwldgpSSJU-XQUtrIQ3fNEpenCCyo/edit?disco=AAABL1RAKwI" xlink:type="simple">https://docs.google.com/document/d/18OkVhOppEEULsRSwldgpSSJU-XQUtrIQ3fNEpenCCyo/edit?disco=AAABL1RAKwI</text:a></text:p>
          </table:table-cell>
          <table:table-cell table:style-name="ce4" table:formula="of:=HYPERLINK(&quot;https://docs.google.com/document/d/18OkVhOppEEULsRSwldgpSSJU-XQUtrIQ3fNEpenCCyo/edit?disco=AAABL1RAKw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YScbezTWHdcPMfl9yyy-ONDJIHcLqmn2N8UrROfyETc/edit?disco=AAABSnS2vIc&quot;; image(&quot;https://api.qrserver.com/v1/create-qr-code/?size=150x150&amp;data=https://docs.google.com/document/d/1YScbezTWHdcPMfl9yyy-ONDJIHcLqmn2N8UrROfyETc/edit?disco=AAABSnS2vIc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YScbezTWHdcPMfl9yyy-ONDJIHcLqmn2N8UrROfyETc/edit?disco=AAABSnS2vIc" xlink:type="simple">https://docs.google.com/document/d/1YScbezTWHdcPMfl9yyy-ONDJIHcLqmn2N8UrROfyETc/edit?disco=AAABSnS2vIc</text:a></text:p>
          </table:table-cell>
          <table:table-cell table:style-name="ce4" table:formula="of:=HYPERLINK(&quot;https://docs.google.com/document/d/1YScbezTWHdcPMfl9yyy-ONDJIHcLqmn2N8UrROfyETc/edit?disco=AAABSnS2vI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iadgw0xGfOUKuXZZA0dyAPGDQ9Gn2lHDBQV-FxU6rqA/edit?disco=AAABSoLsKYI&quot;; image(&quot;https://api.qrserver.com/v1/create-qr-code/?size=150x150&amp;data=https://docs.google.com/document/d/1iadgw0xGfOUKuXZZA0dyAPGDQ9Gn2lHDBQV-FxU6rqA/edit?disco=AAABSoLsKYI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iadgw0xGfOUKuXZZA0dyAPGDQ9Gn2lHDBQV-FxU6rqA/edit?disco=AAABSoLsKYI" xlink:type="simple">https://docs.google.com/document/d/1iadgw0xGfOUKuXZZA0dyAPGDQ9Gn2lHDBQV-FxU6rqA/edit?disco=AAABSoLsKYI</text:a></text:p>
          </table:table-cell>
          <table:table-cell table:style-name="ce4" table:formula="of:=HYPERLINK(&quot;https://docs.google.com/document/d/1iadgw0xGfOUKuXZZA0dyAPGDQ9Gn2lHDBQV-FxU6rqA/edit?disco=AAABSoLsKY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q9vHL_hlA1ODQ9J211hHhbgW4l2v7tGXQZjK-h1ocwQ/edit?disco=AAABSV573LA&quot;; image(&quot;https://api.qrserver.com/v1/create-qr-code/?size=150x150&amp;data=https://docs.google.com/document/d/1q9vHL_hlA1ODQ9J211hHhbgW4l2v7tGXQZjK-h1ocwQ/edit?disco=AAABSV573LA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q9vHL_hlA1ODQ9J211hHhbgW4l2v7tGXQZjK-h1ocwQ/edit?disco=AAABSV573LA" xlink:type="simple">https://docs.google.com/document/d/1q9vHL_hlA1ODQ9J211hHhbgW4l2v7tGXQZjK-h1ocwQ/edit?disco=AAABSV573LA</text:a></text:p>
          </table:table-cell>
          <table:table-cell table:style-name="ce4" table:formula="of:=HYPERLINK(&quot;https://docs.google.com/document/d/1q9vHL_hlA1ODQ9J211hHhbgW4l2v7tGXQZjK-h1ocwQ/edit?disco=AAABSV573L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4" table:formula="of:=HYPERLINK(&quot;https://docs.google.com/document/d/17dJwlmhkg_ABtY3f8ZLavp-AYrzacsc3lcYIP29a8Lo/edit?disco=AAABSnIpRBc&quot;; image(&quot;https://api.qrserver.com/v1/create-qr-code/?size=150x150&amp;data=https://docs.google.com/document/d/17dJwlmhkg_ABtY3f8ZLavp-AYrzacsc3lcYIP29a8Lo/edit?disco=AAABSnIpRBc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document/d/17dJwlmhkg_ABtY3f8ZLavp-AYrzacsc3lcYIP29a8Lo/edit?disco=AAABSnIpRBc" xlink:type="simple">https://docs.google.com/document/d/17dJwlmhkg_ABtY3f8ZLavp-AYrzacsc3lcYIP29a8Lo/edit?disco=AAABSnIpRBc</text:a></text:p>
          </table:table-cell>
          <table:table-cell table:style-name="ce4" table:formula="of:=HYPERLINK(&quot;https://docs.google.com/document/d/17dJwlmhkg_ABtY3f8ZLavp-AYrzacsc3lcYIP29a8Lo/edit?disco=AAABSnIpRB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4" table:formula="of:=HYPERLINK(&quot;https://docs.google.com/presentation/d/1OpbekSkLT8yVTEttwzlzM_9opdByxj5jMYe1euRkEa4/edit?disco=AAABSoXYGxg&quot;; image(&quot;https://api.qrserver.com/v1/create-qr-code/?size=150x150&amp;data=https://docs.google.com/presentation/d/1OpbekSkLT8yVTEttwzlzM_9opdByxj5jMYe1euRkEa4/edit?disco=AAABSoXYGxg&quot;;1))" office:value-type="string" office:string-value="" calcext:value-type="error">
            <text:p>#NAME?</text:p>
          </table:table-cell>
          <table:table-cell table:style-name="ce3" office:value-type="string" calcext:value-type="string">
            <text:p><text:a xlink:href="https://docs.google.com/presentation/d/1OpbekSkLT8yVTEttwzlzM_9opdByxj5jMYe1euRkEa4/edit?disco=AAABSoXYGxg" xlink:type="simple">https://docs.google.com/presentation/d/1OpbekSkLT8yVTEttwzlzM_9opdByxj5jMYe1euRkEa4/edit?disco=AAABSoXYGxg</text:a></text:p>
          </table:table-cell>
          <table:table-cell table:style-name="ce4" table:formula="of:=HYPERLINK(&quot;https://docs.google.com/presentation/d/1OpbekSkLT8yVTEttwzlzM_9opdByxj5jMYe1euRkEa4/edit?disco=AAABSoXYGxg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ttpssites.google.comviewculvercityphotoboothrentalshome" style:display-name="PageStyle_httpssites.google.comviewculvercityphotoboothrentalsh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5" meta:object-count="0"/>
    <meta:generator>LibreOfficeDev/6.0.5.2$Linux_X86_64 LibreOffice_project/</meta:generator>
  </office:meta>
</office:document-meta>
</file>